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728in"/>
    </style:style>
    <style:style style:name="co2" style:family="table-column">
      <style:table-column-properties fo:break-before="auto" style:column-width="0.4807in"/>
    </style:style>
    <style:style style:name="co3" style:family="table-column">
      <style:table-column-properties fo:break-before="auto" style:column-width="0.5457in"/>
    </style:style>
    <style:style style:name="co4" style:family="table-column">
      <style:table-column-properties fo:break-before="auto" style:column-width="0.6984in"/>
    </style:style>
    <style:style style:name="co5" style:family="table-column">
      <style:table-column-properties fo:break-before="auto" style:column-width="0.5134in"/>
    </style:style>
    <style:style style:name="co6" style:family="table-column">
      <style:table-column-properties fo:break-before="auto" style:column-width="1.1016in"/>
    </style:style>
    <style:style style:name="co7" style:family="table-column">
      <style:table-column-properties fo:break-before="auto" style:column-width="1.8091in"/>
    </style:style>
    <style:style style:name="co8" style:family="table-column">
      <style:table-column-properties fo:break-before="auto" style:column-width="1.7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244in"/>
    </style:style>
    <style:style style:name="co11" style:family="table-column">
      <style:table-column-properties fo:break-before="auto" style:column-width="0.5571in"/>
    </style:style>
    <style:style style:name="co12" style:family="table-column">
      <style:table-column-properties fo:break-before="auto" style:column-width="1.961in"/>
    </style:style>
    <style:style style:name="co13" style:family="table-column">
      <style:table-column-properties fo:break-before="auto" style:column-width="1.8957in"/>
    </style:style>
    <style:style style:name="co14" style:family="table-column">
      <style:table-column-properties fo:break-before="auto" style:column-width="1.686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ejaVu Sans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ka-correctness" table:style-name="ta1">
        <table:shapes>
          <draw:frame draw:z-index="0" draw:style-name="gr1" draw:text-style-name="P1" svg:width="13.8343in" svg:height="3.5429in" svg:x="9.0339in" svg:y="0.3114in">
            <draw:object draw:notify-on-update-of-ranges="'ka-correctness'.A2:'ka-correctness'.A88 'ka-correctness'.F1:'ka-correctness'.F1 'ka-correctness'.F2:'ka-correctness'.F88 'ka-correctness'.G1:'ka-correctness'.G1 'ka-correctness'.G2:'ka-correctness'.G88 'ka-correctness'.H1:'ka-correctness'.H1 'ka-correctness'.H2:'ka-correctness'.H8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5" table:default-cell-style-name="Default"/>
        <table:table-row table:style-name="ro1">
          <table:table-cell office:value-type="string" calcext:value-type="string">
            <text:p>ResultSetI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ormalized Average Count</text:p>
          </table:table-cell>
          <table:table-cell office:value-type="string" calcext:value-type="string">
            <text:p>AverageNumberPredicted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23394660895" calcext:value-type="float">
            <text:p>0.1233946609</text:p>
          </table:table-cell>
          <table:table-cell office:value-type="float" office:value="0.709595959596" calcext:value-type="float">
            <text:p>0.7095959596</text:p>
          </table:table-cell>
          <table:table-cell table:formula="of:=[.I2]/10.037" office:value-type="float" office:value="1.0000733136495" calcext:value-type="float">
            <text:p>1.0000733136</text:p>
          </table:table-cell>
          <table:table-cell office:value-type="float" office:value="10.0377358491" calcext:value-type="float">
            <text:p>10.037735849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24473758565" calcext:value-type="float">
            <text:p>0.1244737586</text:p>
          </table:table-cell>
          <table:table-cell office:value-type="float" office:value="0.591666666667" calcext:value-type="float">
            <text:p>0.5916666667</text:p>
          </table:table-cell>
          <table:table-cell table:formula="of:=[.I3]/10.037" office:value-type="float" office:value="0.719977592342333" calcext:value-type="float">
            <text:p>0.7199775923</text:p>
          </table:table-cell>
          <table:table-cell office:value-type="float" office:value="7.22641509434" calcext:value-type="float">
            <text:p>7.2264150943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0763850627487" calcext:value-type="float">
            <text:p>0.0763850627</text:p>
          </table:table-cell>
          <table:table-cell office:value-type="float" office:value="0.477272727273" calcext:value-type="float">
            <text:p>0.4772727273</text:p>
          </table:table-cell>
          <table:table-cell table:formula="of:=[.I4]/10.037" office:value-type="float" office:value="0.621286146916409" calcext:value-type="float">
            <text:p>0.6212861469</text:p>
          </table:table-cell>
          <table:table-cell office:value-type="float" office:value="6.2358490566" calcext:value-type="float">
            <text:p>6.2358490566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67959902051" calcext:value-type="float">
            <text:p>0.2679599021</text:p>
          </table:table-cell>
          <table:table-cell office:value-type="float" office:value="0.579797979798" calcext:value-type="float">
            <text:p>0.5797979798</text:p>
          </table:table-cell>
          <table:table-cell table:formula="of:=[.I5]/10.037" office:value-type="float" office:value="0.448341137790176" calcext:value-type="float">
            <text:p>0.4483411378</text:p>
          </table:table-cell>
          <table:table-cell office:value-type="float" office:value="4.5" calcext:value-type="float">
            <text:p>4.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56385281385" calcext:value-type="float">
            <text:p>0.1563852814</text:p>
          </table:table-cell>
          <table:table-cell office:value-type="float" office:value="0.459090909091" calcext:value-type="float">
            <text:p>0.4590909091</text:p>
          </table:table-cell>
          <table:table-cell table:formula="of:=[.I6]/10.037" office:value-type="float" office:value="0.44458146367839" calcext:value-type="float">
            <text:p>0.4445814637</text:p>
          </table:table-cell>
          <table:table-cell office:value-type="float" office:value="4.46226415094" calcext:value-type="float">
            <text:p>4.462264150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304131054131" calcext:value-type="float">
            <text:p>0.3041310541</text:p>
          </table:table-cell>
          <table:table-cell office:value-type="float" office:value="0.651767676768" calcext:value-type="float">
            <text:p>0.6517676768</text:p>
          </table:table-cell>
          <table:table-cell table:formula="of:=[.I7]/10.037" office:value-type="float" office:value="0.332731158863206" calcext:value-type="float">
            <text:p>0.3327311589</text:p>
          </table:table-cell>
          <table:table-cell office:value-type="float" office:value="3.33962264151" calcext:value-type="float">
            <text:p>3.339622641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33164983165" calcext:value-type="float">
            <text:p>0.2331649832</text:p>
          </table:table-cell>
          <table:table-cell office:value-type="float" office:value="0.538636363636" calcext:value-type="float">
            <text:p>0.5386363636</text:p>
          </table:table-cell>
          <table:table-cell table:formula="of:=[.I8]/10.037" office:value-type="float" office:value="0.330851321807313" calcext:value-type="float">
            <text:p>0.3308513218</text:p>
          </table:table-cell>
          <table:table-cell office:value-type="float" office:value="3.32075471698" calcext:value-type="float">
            <text:p>3.32075471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5223665224" calcext:value-type="float">
            <text:p>0.1652236652</text:p>
          </table:table-cell>
          <table:table-cell office:value-type="float" office:value="0.493939393939" calcext:value-type="float">
            <text:p>0.4939393939</text:p>
          </table:table-cell>
          <table:table-cell table:formula="of:=[.I9]/10.037" office:value-type="float" office:value="0.323331973584736" calcext:value-type="float">
            <text:p>0.3233319736</text:p>
          </table:table-cell>
          <table:table-cell office:value-type="float" office:value="3.24528301887" calcext:value-type="float">
            <text:p>3.2452830189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6750841751" calcext:value-type="float">
            <text:p>0.1667508418</text:p>
          </table:table-cell>
          <table:table-cell office:value-type="float" office:value="0.456565656566" calcext:value-type="float">
            <text:p>0.4565656566</text:p>
          </table:table-cell>
          <table:table-cell table:formula="of:=[.I10]/10.037" office:value-type="float" office:value="0.305473521555246" calcext:value-type="float">
            <text:p>0.3054735216</text:p>
          </table:table-cell>
          <table:table-cell office:value-type="float" office:value="3.06603773585" calcext:value-type="float">
            <text:p>3.066037735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21464646465" calcext:value-type="float">
            <text:p>0.2214646465</text:p>
          </table:table-cell>
          <table:table-cell office:value-type="float" office:value="0.536111111111" calcext:value-type="float">
            <text:p>0.5361111111</text:p>
          </table:table-cell>
          <table:table-cell table:formula="of:=[.I11]/10.037" office:value-type="float" office:value="0.303593684499352" calcext:value-type="float">
            <text:p>0.3035936845</text:p>
          </table:table-cell>
          <table:table-cell office:value-type="float" office:value="3.04716981132" calcext:value-type="float">
            <text:p>3.047169811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92676767677" calcext:value-type="float">
            <text:p>0.1926767677</text:p>
          </table:table-cell>
          <table:table-cell office:value-type="float" office:value="0.333838383838" calcext:value-type="float">
            <text:p>0.3338383838</text:p>
          </table:table-cell>
          <table:table-cell table:formula="of:=[.I12]/10.037" office:value-type="float" office:value="0.234979631965727" calcext:value-type="float">
            <text:p>0.234979632</text:p>
          </table:table-cell>
          <table:table-cell office:value-type="float" office:value="2.35849056604" calcext:value-type="float">
            <text:p>2.358490566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39634439634" calcext:value-type="float">
            <text:p>0.2396344396</text:p>
          </table:table-cell>
          <table:table-cell office:value-type="float" office:value="0.418686868687" calcext:value-type="float">
            <text:p>0.4186868687</text:p>
          </table:table-cell>
          <table:table-cell table:formula="of:=[.I13]/10.037" office:value-type="float" office:value="0.224640528158812" calcext:value-type="float">
            <text:p>0.2246405282</text:p>
          </table:table-cell>
          <table:table-cell office:value-type="float" office:value="2.25471698113" calcext:value-type="float">
            <text:p>2.254716981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36147186147" calcext:value-type="float">
            <text:p>0.1361471861</text:p>
          </table:table-cell>
          <table:table-cell office:value-type="float" office:value="0.228282828283" calcext:value-type="float">
            <text:p>0.2282828283</text:p>
          </table:table-cell>
          <table:table-cell table:formula="of:=[.I14]/10.037" office:value-type="float" office:value="0.211481668768556" calcext:value-type="float">
            <text:p>0.2114816688</text:p>
          </table:table-cell>
          <table:table-cell office:value-type="float" office:value="2.12264150943" calcext:value-type="float">
            <text:p>2.1226415094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06818181818" calcext:value-type="float">
            <text:p>0.2068181818</text:p>
          </table:table-cell>
          <table:table-cell office:value-type="float" office:value="0.281565656566" calcext:value-type="float">
            <text:p>0.2815656566</text:p>
          </table:table-cell>
          <table:table-cell table:formula="of:=[.I15]/10.037" office:value-type="float" office:value="0.205842157601873" calcext:value-type="float">
            <text:p>0.2058421576</text:p>
          </table:table-cell>
          <table:table-cell office:value-type="float" office:value="2.06603773585" calcext:value-type="float">
            <text:p>2.066037735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22390572391" calcext:value-type="float">
            <text:p>0.1223905724</text:p>
          </table:table-cell>
          <table:table-cell office:value-type="float" office:value="0.25202020202" calcext:value-type="float">
            <text:p>0.252020202</text:p>
          </table:table-cell>
          <table:table-cell table:formula="of:=[.I16]/10.037" office:value-type="float" office:value="0.200202646434193" calcext:value-type="float">
            <text:p>0.2002026464</text:p>
          </table:table-cell>
          <table:table-cell office:value-type="float" office:value="2.00943396226" calcext:value-type="float">
            <text:p>2.009433962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10606060606" calcext:value-type="float">
            <text:p>0.2106060606</text:p>
          </table:table-cell>
          <table:table-cell office:value-type="float" office:value="0.408080808081" calcext:value-type="float">
            <text:p>0.4080808081</text:p>
          </table:table-cell>
          <table:table-cell table:formula="of:=[.I17]/10.037" office:value-type="float" office:value="0.199262727906745" calcext:value-type="float">
            <text:p>0.199262727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80952380952" calcext:value-type="float">
            <text:p>0.280952381</text:p>
          </table:table-cell>
          <table:table-cell office:value-type="float" office:value="0.393434343434" calcext:value-type="float">
            <text:p>0.3934343434</text:p>
          </table:table-cell>
          <table:table-cell table:formula="of:=[.I18]/10.037" office:value-type="float" office:value="0.179524438821361" calcext:value-type="float">
            <text:p>0.1795244388</text:p>
          </table:table-cell>
          <table:table-cell office:value-type="float" office:value="1.80188679245" calcext:value-type="float">
            <text:p>1.8018867925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71212121212" calcext:value-type="float">
            <text:p>0.2712121212</text:p>
          </table:table-cell>
          <table:table-cell office:value-type="float" office:value="0.359595959596" calcext:value-type="float">
            <text:p>0.3595959596</text:p>
          </table:table-cell>
          <table:table-cell table:formula="of:=[.I19]/10.037" office:value-type="float" office:value="0.159786149736973" calcext:value-type="float">
            <text:p>0.1597861497</text:p>
          </table:table-cell>
          <table:table-cell office:value-type="float" office:value="1.60377358491" calcext:value-type="float">
            <text:p>1.6037735849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82647907648" calcext:value-type="float">
            <text:p>0.2826479076</text:p>
          </table:table-cell>
          <table:table-cell office:value-type="float" office:value="0.384595959596" calcext:value-type="float">
            <text:p>0.3845959596</text:p>
          </table:table-cell>
          <table:table-cell table:formula="of:=[.I20]/10.037" office:value-type="float" office:value="0.15790631268108" calcext:value-type="float">
            <text:p>0.1579063127</text:p>
          </table:table-cell>
          <table:table-cell office:value-type="float" office:value="1.58490566038" calcext:value-type="float">
            <text:p>1.5849056604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92171717172" calcext:value-type="float">
            <text:p>0.1921717172</text:p>
          </table:table-cell>
          <table:table-cell office:value-type="float" office:value="0.32297979798" calcext:value-type="float">
            <text:p>0.322979798</text:p>
          </table:table-cell>
          <table:table-cell table:formula="of:=[.I21]/10.037" office:value-type="float" office:value="0.15790631268108" calcext:value-type="float">
            <text:p>0.1579063127</text:p>
          </table:table-cell>
          <table:table-cell office:value-type="float" office:value="1.58490566038" calcext:value-type="float">
            <text:p>1.5849056604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52272727273" calcext:value-type="float">
            <text:p>0.2522727273</text:p>
          </table:table-cell>
          <table:table-cell office:value-type="float" office:value="0.300252525253" calcext:value-type="float">
            <text:p>0.3002525253</text:p>
          </table:table-cell>
          <table:table-cell table:formula="of:=[.I22]/10.037" office:value-type="float" office:value="0.156966394152635" calcext:value-type="float">
            <text:p>0.1569663942</text:p>
          </table:table-cell>
          <table:table-cell office:value-type="float" office:value="1.57547169811" calcext:value-type="float">
            <text:p>1.5754716981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0585858585859" calcext:value-type="float">
            <text:p>0.0585858586</text:p>
          </table:table-cell>
          <table:table-cell office:value-type="float" office:value="0.0820707070707" calcext:value-type="float">
            <text:p>0.0820707071</text:p>
          </table:table-cell>
          <table:table-cell table:formula="of:=[.I23]/10.037" office:value-type="float" office:value="0.149447045930059" calcext:value-type="float">
            <text:p>0.1494470459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57070707071" calcext:value-type="float">
            <text:p>0.2570707071</text:p>
          </table:table-cell>
          <table:table-cell office:value-type="float" office:value="0.343434343434" calcext:value-type="float">
            <text:p>0.3434343434</text:p>
          </table:table-cell>
          <table:table-cell table:formula="of:=[.I24]/10.037" office:value-type="float" office:value="0.140987779179038" calcext:value-type="float">
            <text:p>0.1409877792</text:p>
          </table:table-cell>
          <table:table-cell office:value-type="float" office:value="1.41509433962" calcext:value-type="float">
            <text:p>1.4150943396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69696969697" calcext:value-type="float">
            <text:p>0.1696969697</text:p>
          </table:table-cell>
          <table:table-cell office:value-type="float" office:value="0.262626262626" calcext:value-type="float">
            <text:p>0.2626262626</text:p>
          </table:table-cell>
          <table:table-cell table:formula="of:=[.I25]/10.037" office:value-type="float" office:value="0.140047860651589" calcext:value-type="float">
            <text:p>0.1400478607</text:p>
          </table:table-cell>
          <table:table-cell office:value-type="float" office:value="1.40566037736" calcext:value-type="float">
            <text:p>1.4056603774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42604617605" calcext:value-type="float">
            <text:p>0.2426046176</text:p>
          </table:table-cell>
          <table:table-cell office:value-type="float" office:value="0.40404040404" calcext:value-type="float">
            <text:p>0.404040404</text:p>
          </table:table-cell>
          <table:table-cell table:formula="of:=[.I26]/10.037" office:value-type="float" office:value="0.138168023595696" calcext:value-type="float">
            <text:p>0.1381680236</text:p>
          </table:table-cell>
          <table:table-cell office:value-type="float" office:value="1.38679245283" calcext:value-type="float">
            <text:p>1.386792452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47474747475" calcext:value-type="float">
            <text:p>0.1474747475</text:p>
          </table:table-cell>
          <table:table-cell office:value-type="float" office:value="0.179292929293" calcext:value-type="float">
            <text:p>0.1792929293</text:p>
          </table:table-cell>
          <table:table-cell table:formula="of:=[.I27]/10.037" office:value-type="float" office:value="0.135348268012354" calcext:value-type="float">
            <text:p>0.135348268</text:p>
          </table:table-cell>
          <table:table-cell office:value-type="float" office:value="1.35849056604" calcext:value-type="float">
            <text:p>1.358490566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311147186147" calcext:value-type="float">
            <text:p>0.3111471861</text:p>
          </table:table-cell>
          <table:table-cell office:value-type="float" office:value="0.436111111111" calcext:value-type="float">
            <text:p>0.4361111111</text:p>
          </table:table-cell>
          <table:table-cell table:formula="of:=[.I28]/10.037" office:value-type="float" office:value="0.133468430956461" calcext:value-type="float">
            <text:p>0.133468431</text:p>
          </table:table-cell>
          <table:table-cell office:value-type="float" office:value="1.33962264151" calcext:value-type="float">
            <text:p>1.339622641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01515151515" calcext:value-type="float">
            <text:p>0.2015151515</text:p>
          </table:table-cell>
          <table:table-cell office:value-type="float" office:value="0.284848484848" calcext:value-type="float">
            <text:p>0.2848484848</text:p>
          </table:table-cell>
          <table:table-cell table:formula="of:=[.I29]/10.037" office:value-type="float" office:value="0.131588593900568" calcext:value-type="float">
            <text:p>0.1315885939</text:p>
          </table:table-cell>
          <table:table-cell office:value-type="float" office:value="1.32075471698" calcext:value-type="float">
            <text:p>1.32075471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office:value-type="float" office:value="0.161616161616" calcext:value-type="float">
            <text:p>0.1616161616</text:p>
          </table:table-cell>
          <table:table-cell office:value-type="float" office:value="0.257575757576" calcext:value-type="float">
            <text:p>0.2575757576</text:p>
          </table:table-cell>
          <table:table-cell table:formula="of:=[.I30]/10.037" office:value-type="float" office:value="0.127828919788781" calcext:value-type="float">
            <text:p>0.1278289198</text:p>
          </table:table-cell>
          <table:table-cell office:value-type="float" office:value="1.28301886792" calcext:value-type="float">
            <text:p>1.2830188679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43253968254" calcext:value-type="float">
            <text:p>0.2432539683</text:p>
          </table:table-cell>
          <table:table-cell office:value-type="float" office:value="0.309090909091" calcext:value-type="float">
            <text:p>0.3090909091</text:p>
          </table:table-cell>
          <table:table-cell table:formula="of:=[.I31]/10.037" office:value-type="float" office:value="0.125949082733885" calcext:value-type="float">
            <text:p>0.1259490827</text:p>
          </table:table-cell>
          <table:table-cell office:value-type="float" office:value="1.2641509434" calcext:value-type="float">
            <text:p>1.2641509434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05808080808" calcext:value-type="float">
            <text:p>0.2058080808</text:p>
          </table:table-cell>
          <table:table-cell table:style-name="ce1" office:value-type="float" office:value="0.251262626263" calcext:value-type="float">
            <text:p>0.2512626263</text:p>
          </table:table-cell>
          <table:table-cell table:style-name="ce1" table:formula="of:=[.I32]/10.037" office:value-type="float" office:value="0.113730141871077" calcext:value-type="float">
            <text:p>0.1137301419</text:p>
          </table:table-cell>
          <table:table-cell table:style-name="ce1" office:value-type="float" office:value="1.14150943396" calcext:value-type="float">
            <text:p>1.141509434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61952861953" calcext:value-type="float">
            <text:p>0.261952862</text:p>
          </table:table-cell>
          <table:table-cell table:style-name="ce1" office:value-type="float" office:value="0.308838383838" calcext:value-type="float">
            <text:p>0.3088383838</text:p>
          </table:table-cell>
          <table:table-cell table:style-name="ce1" table:formula="of:=[.I33]/10.037" office:value-type="float" office:value="0.111850304815184" calcext:value-type="float">
            <text:p>0.1118503048</text:p>
          </table:table-cell>
          <table:table-cell table:style-name="ce1" office:value-type="float" office:value="1.12264150943" calcext:value-type="float">
            <text:p>1.1226415094</text:p>
          </table:table-cell>
          <table:table-cell table:style-name="ce1"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55050505051" calcext:value-type="float">
            <text:p>0.2550505051</text:p>
          </table:table-cell>
          <table:table-cell table:style-name="ce1" office:value-type="float" office:value="0.328282828283" calcext:value-type="float">
            <text:p>0.3282828283</text:p>
          </table:table-cell>
          <table:table-cell table:style-name="ce1" table:formula="of:=[.I34]/10.037" office:value-type="float" office:value="0.105270875120056" calcext:value-type="float">
            <text:p>0.1052708751</text:p>
          </table:table-cell>
          <table:table-cell table:style-name="ce1" office:value-type="float" office:value="1.05660377358" calcext:value-type="float">
            <text:p>1.0566037736</text:p>
          </table:table-cell>
          <table:table-cell table:style-name="ce1"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214646464646" calcext:value-type="float">
            <text:p>0.2146464646</text:p>
          </table:table-cell>
          <table:table-cell table:formula="of:=[.I35]/10.037" office:value-type="float" office:value="0.102451119536714" calcext:value-type="float">
            <text:p>0.1024511195</text:p>
          </table:table-cell>
          <table:table-cell office:value-type="float" office:value="1.02830188679" calcext:value-type="float">
            <text:p>1.0283018868</text:p>
          </table:table-cell>
          <table:table-cell table:number-columns-repeated="1015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4114959115" calcext:value-type="float">
            <text:p>0.2411495912</text:p>
          </table:table-cell>
          <table:table-cell office:value-type="float" office:value="0.305050505051" calcext:value-type="float">
            <text:p>0.3050505051</text:p>
          </table:table-cell>
          <table:table-cell table:formula="of:=[.I36]/10.037" office:value-type="float" office:value="0.0977515268976786" calcext:value-type="float">
            <text:p>0.0977515269</text:p>
          </table:table-cell>
          <table:table-cell office:value-type="float" office:value="0.981132075472" calcext:value-type="float">
            <text:p>0.9811320755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2601010101" calcext:value-type="float">
            <text:p>0.226010101</text:p>
          </table:table-cell>
          <table:table-cell office:value-type="float" office:value="0.27904040404" calcext:value-type="float">
            <text:p>0.279040404</text:p>
          </table:table-cell>
          <table:table-cell table:formula="of:=[.I37]/10.037" office:value-type="float" office:value="0.0902321786747036" calcext:value-type="float">
            <text:p>0.0902321787</text:p>
          </table:table-cell>
          <table:table-cell office:value-type="float" office:value="0.905660377358" calcext:value-type="float">
            <text:p>0.9056603774</text:p>
          </table:table-cell>
          <table:table-cell table:number-columns-repeated="101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70707070707" calcext:value-type="float">
            <text:p>0.1707070707</text:p>
          </table:table-cell>
          <table:table-cell office:value-type="float" office:value="0.176767676768" calcext:value-type="float">
            <text:p>0.1767676768</text:p>
          </table:table-cell>
          <table:table-cell table:formula="of:=[.I38]/10.037" office:value-type="float" office:value="0.0864725045633157" calcext:value-type="float">
            <text:p>0.0864725046</text:p>
          </table:table-cell>
          <table:table-cell office:value-type="float" office:value="0.867924528302" calcext:value-type="float">
            <text:p>0.8679245283</text:p>
          </table:table-cell>
          <table:table-cell table:number-columns-repeated="10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office:value-type="float" office:value="0.105555555556" calcext:value-type="float">
            <text:p>0.1055555556</text:p>
          </table:table-cell>
          <table:table-cell office:value-type="float" office:value="0.138888888889" calcext:value-type="float">
            <text:p>0.1388888889</text:p>
          </table:table-cell>
          <table:table-cell table:formula="of:=[.I39]/10.037" office:value-type="float" office:value="0.0845926675076218" calcext:value-type="float">
            <text:p>0.0845926675</text:p>
          </table:table-cell>
          <table:table-cell office:value-type="float" office:value="0.849056603774" calcext:value-type="float">
            <text:p>0.8490566038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0896464646465" calcext:value-type="float">
            <text:p>0.0896464646</text:p>
          </table:table-cell>
          <table:table-cell office:value-type="float" office:value="0.104797979798" calcext:value-type="float">
            <text:p>0.1047979798</text:p>
          </table:table-cell>
          <table:table-cell table:formula="of:=[.I40]/10.037" office:value-type="float" office:value="0.0808329933961343" calcext:value-type="float">
            <text:p>0.0808329934</text:p>
          </table:table-cell>
          <table:table-cell office:value-type="float" office:value="0.811320754717" calcext:value-type="float">
            <text:p>0.8113207547</text:p>
          </table:table-cell>
          <table:table-cell table:number-columns-repeated="101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67676767677" calcext:value-type="float">
            <text:p>0.1676767677</text:p>
          </table:table-cell>
          <table:table-cell office:value-type="float" office:value="0.217171717172" calcext:value-type="float">
            <text:p>0.2171717172</text:p>
          </table:table-cell>
          <table:table-cell table:formula="of:=[.I41]/10.037" office:value-type="float" office:value="0.0798930748682873" calcext:value-type="float">
            <text:p>0.0798930749</text:p>
          </table:table-cell>
          <table:table-cell office:value-type="float" office:value="0.801886792453" calcext:value-type="float">
            <text:p>0.8018867925</text:p>
          </table:table-cell>
          <table:table-cell table:number-columns-repeated="101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8771043771" calcext:value-type="float">
            <text:p>0.1877104377</text:p>
          </table:table-cell>
          <table:table-cell office:value-type="float" office:value="0.224494949495" calcext:value-type="float">
            <text:p>0.2244949495</text:p>
          </table:table-cell>
          <table:table-cell table:formula="of:=[.I42]/10.037" office:value-type="float" office:value="0.0780132378125934" calcext:value-type="float">
            <text:p>0.0780132378</text:p>
          </table:table-cell>
          <table:table-cell office:value-type="float" office:value="0.783018867925" calcext:value-type="float">
            <text:p>0.7830188679</text:p>
          </table:table-cell>
          <table:table-cell table:number-columns-repeated="1015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0404040404" calcext:value-type="float">
            <text:p>0.104040404</text:p>
          </table:table-cell>
          <table:table-cell office:value-type="float" office:value="0.120707070707" calcext:value-type="float">
            <text:p>0.1207070707</text:p>
          </table:table-cell>
          <table:table-cell table:formula="of:=[.I43]/10.037" office:value-type="float" office:value="0.0780132378125934" calcext:value-type="float">
            <text:p>0.0780132378</text:p>
          </table:table-cell>
          <table:table-cell office:value-type="float" office:value="0.783018867925" calcext:value-type="float">
            <text:p>0.7830188679</text:p>
          </table:table-cell>
          <table:table-cell table:number-columns-repeated="101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84343434343" calcext:value-type="float">
            <text:p>0.1843434343</text:p>
          </table:table-cell>
          <table:table-cell office:value-type="float" office:value="0.238383838384" calcext:value-type="float">
            <text:p>0.2383838384</text:p>
          </table:table-cell>
          <table:table-cell table:formula="of:=[.I44]/10.037" office:value-type="float" office:value="0.0733136451732589" calcext:value-type="float">
            <text:p>0.0733136452</text:p>
          </table:table-cell>
          <table:table-cell office:value-type="float" office:value="0.735849056604" calcext:value-type="float">
            <text:p>0.7358490566</text:p>
          </table:table-cell>
          <table:table-cell table:number-columns-repeated="10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47222222222" calcext:value-type="float">
            <text:p>0.2472222222</text:p>
          </table:table-cell>
          <table:table-cell office:value-type="float" office:value="0.256313131313" calcext:value-type="float">
            <text:p>0.2563131313</text:p>
          </table:table-cell>
          <table:table-cell table:formula="of:=[.I45]/10.037" office:value-type="float" office:value="0.0610947043110491" calcext:value-type="float">
            <text:p>0.0610947043</text:p>
          </table:table-cell>
          <table:table-cell office:value-type="float" office:value="0.61320754717" calcext:value-type="float">
            <text:p>0.6132075472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57575757576" calcext:value-type="float">
            <text:p>0.1575757576</text:p>
          </table:table-cell>
          <table:table-cell office:value-type="float" office:value="0.220707070707" calcext:value-type="float">
            <text:p>0.2207070707</text:p>
          </table:table-cell>
          <table:table-cell table:formula="of:=[.I46]/10.037" office:value-type="float" office:value="0.0592148672553552" calcext:value-type="float">
            <text:p>0.0592148673</text:p>
          </table:table-cell>
          <table:table-cell office:value-type="float" office:value="0.594339622642" calcext:value-type="float">
            <text:p>0.5943396226</text:p>
          </table:table-cell>
          <table:table-cell table:number-columns-repeated="101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56565656566" calcext:value-type="float">
            <text:p>0.1565656566</text:p>
          </table:table-cell>
          <table:table-cell office:value-type="float" office:value="0.161616161616" calcext:value-type="float">
            <text:p>0.1616161616</text:p>
          </table:table-cell>
          <table:table-cell table:formula="of:=[.I47]/10.037" office:value-type="float" office:value="0.0554551931438677" calcext:value-type="float">
            <text:p>0.0554551931</text:p>
          </table:table-cell>
          <table:table-cell office:value-type="float" office:value="0.556603773585" calcext:value-type="float">
            <text:p>0.5566037736</text:p>
          </table:table-cell>
          <table:table-cell table:number-columns-repeated="101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60101010101" calcext:value-type="float">
            <text:p>0.1601010101</text:p>
          </table:table-cell>
          <table:table-cell office:value-type="float" office:value="0.192929292929" calcext:value-type="float">
            <text:p>0.1929292929</text:p>
          </table:table-cell>
          <table:table-cell table:formula="of:=[.I48]/10.037" office:value-type="float" office:value="0.0516955190323802" calcext:value-type="float">
            <text:p>0.051695519</text:p>
          </table:table-cell>
          <table:table-cell office:value-type="float" office:value="0.518867924528" calcext:value-type="float">
            <text:p>0.5188679245</text:p>
          </table:table-cell>
          <table:table-cell table:number-columns-repeated="101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17171717172" calcext:value-type="float">
            <text:p>0.2171717172</text:p>
          </table:table-cell>
          <table:table-cell office:value-type="float" office:value="0.222222222222" calcext:value-type="float">
            <text:p>0.2222222222</text:p>
          </table:table-cell>
          <table:table-cell table:formula="of:=[.I49]/10.037" office:value-type="float" office:value="0.0498156819766863" calcext:value-type="float">
            <text:p>0.049815682</text:p>
          </table:table-cell>
          <table:table-cell office:value-type="float" office:value="0.5" calcext:value-type="float">
            <text:p>0.5</text:p>
          </table:table-cell>
          <table:table-cell table:number-columns-repeated="101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50]/10.037" office:value-type="float" office:value="0.0432362522816579" calcext:value-type="float">
            <text:p>0.0432362523</text:p>
          </table:table-cell>
          <table:table-cell office:value-type="float" office:value="0.433962264151" calcext:value-type="float">
            <text:p>0.4339622642</text:p>
          </table:table-cell>
          <table:table-cell table:number-columns-repeated="101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46464646465" calcext:value-type="float">
            <text:p>0.1464646465</text:p>
          </table:table-cell>
          <table:table-cell office:value-type="float" office:value="0.176767676768" calcext:value-type="float">
            <text:p>0.1767676768</text:p>
          </table:table-cell>
          <table:table-cell table:formula="of:=[.I51]/10.037" office:value-type="float" office:value="0.0413564152259639" calcext:value-type="float">
            <text:p>0.0413564152</text:p>
          </table:table-cell>
          <table:table-cell office:value-type="float" office:value="0.415094339623" calcext:value-type="float">
            <text:p>0.4150943396</text:p>
          </table:table-cell>
          <table:table-cell table:number-columns-repeated="101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26767676768" calcext:value-type="float">
            <text:p>0.1267676768</text:p>
          </table:table-cell>
          <table:table-cell office:value-type="float" office:value="0.144949494949" calcext:value-type="float">
            <text:p>0.1449494949</text:p>
          </table:table-cell>
          <table:table-cell table:formula="of:=[.I52]/10.037" office:value-type="float" office:value="0.0413564152259639" calcext:value-type="float">
            <text:p>0.0413564152</text:p>
          </table:table-cell>
          <table:table-cell office:value-type="float" office:value="0.415094339623" calcext:value-type="float">
            <text:p>0.4150943396</text:p>
          </table:table-cell>
          <table:table-cell table:number-columns-repeated="101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03535353535" calcext:value-type="float">
            <text:p>0.1035353535</text:p>
          </table:table-cell>
          <table:table-cell office:value-type="float" office:value="0.137373737374" calcext:value-type="float">
            <text:p>0.1373737374</text:p>
          </table:table-cell>
          <table:table-cell table:formula="of:=[.I53]/10.037" office:value-type="float" office:value="0.0413564152259639" calcext:value-type="float">
            <text:p>0.0413564152</text:p>
          </table:table-cell>
          <table:table-cell office:value-type="float" office:value="0.415094339623" calcext:value-type="float">
            <text:p>0.4150943396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91919191919" calcext:value-type="float">
            <text:p>0.1919191919</text:p>
          </table:table-cell>
          <table:table-cell office:value-type="float" office:value="0.194444444444" calcext:value-type="float">
            <text:p>0.1944444444</text:p>
          </table:table-cell>
          <table:table-cell table:formula="of:=[.I54]/10.037" office:value-type="float" office:value="0.0404164966980173" calcext:value-type="float">
            <text:p>0.0404164967</text:p>
          </table:table-cell>
          <table:table-cell office:value-type="float" office:value="0.405660377358" calcext:value-type="float">
            <text:p>0.4056603774</text:p>
          </table:table-cell>
          <table:table-cell table:number-columns-repeated="101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38888888889" calcext:value-type="float">
            <text:p>0.1388888889</text:p>
          </table:table-cell>
          <table:table-cell office:value-type="float" office:value="0.156565656566" calcext:value-type="float">
            <text:p>0.1565656566</text:p>
          </table:table-cell>
          <table:table-cell table:formula="of:=[.I55]/10.037" office:value-type="float" office:value="0.0300773928916011" calcext:value-type="float">
            <text:p>0.0300773929</text:p>
          </table:table-cell>
          <table:table-cell office:value-type="float" office:value="0.301886792453" calcext:value-type="float">
            <text:p>0.3018867925</text:p>
          </table:table-cell>
          <table:table-cell table:number-columns-repeated="101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56]/10.037" office:value-type="float" office:value="0.0291374743637541" calcext:value-type="float">
            <text:p>0.0291374744</text:p>
          </table:table-cell>
          <table:table-cell office:value-type="float" office:value="0.292452830189" calcext:value-type="float">
            <text:p>0.2924528302</text:p>
          </table:table-cell>
          <table:table-cell table:number-columns-repeated="10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57]/10.037" office:value-type="float" office:value="0.0187983705572382" calcext:value-type="float">
            <text:p>0.0187983706</text:p>
          </table:table-cell>
          <table:table-cell office:value-type="float" office:value="0.188679245283" calcext:value-type="float">
            <text:p>0.1886792453</text:p>
          </table:table-cell>
          <table:table-cell table:number-columns-repeated="101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31313131313" calcext:value-type="float">
            <text:p>0.0631313131</text:p>
          </table:table-cell>
          <table:table-cell table:formula="of:=[.I58]/10.037" office:value-type="float" office:value="0.0140987779179038" calcext:value-type="float">
            <text:p>0.0140987779</text:p>
          </table:table-cell>
          <table:table-cell office:value-type="float" office:value="0.141509433962" calcext:value-type="float">
            <text:p>0.141509434</text:p>
          </table:table-cell>
          <table:table-cell table:number-columns-repeated="101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31313131313" calcext:value-type="float">
            <text:p>0.0631313131</text:p>
          </table:table-cell>
          <table:table-cell table:formula="of:=[.I59]/10.037" office:value-type="float" office:value="0.0131588593900568" calcext:value-type="float">
            <text:p>0.0131588594</text:p>
          </table:table-cell>
          <table:table-cell office:value-type="float" office:value="0.132075471698" calcext:value-type="float">
            <text:p>0.1320754717</text:p>
          </table:table-cell>
          <table:table-cell table:number-columns-repeated="10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479797979798" calcext:value-type="float">
            <text:p>0.047979798</text:p>
          </table:table-cell>
          <table:table-cell table:formula="of:=[.I60]/10.037" office:value-type="float" office:value="0.0122189408622098" calcext:value-type="float">
            <text:p>0.0122189409</text:p>
          </table:table-cell>
          <table:table-cell office:value-type="float" office:value="0.122641509434" calcext:value-type="float">
            <text:p>0.1226415094</text:p>
          </table:table-cell>
          <table:table-cell table:number-columns-repeated="101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31313131313" calcext:value-type="float">
            <text:p>0.0631313131</text:p>
          </table:table-cell>
          <table:table-cell table:formula="of:=[.I61]/10.037" office:value-type="float" office:value="0.0112790223343629" calcext:value-type="float">
            <text:p>0.0112790223</text:p>
          </table:table-cell>
          <table:table-cell office:value-type="float" office:value="0.11320754717" calcext:value-type="float">
            <text:p>0.1132075472</text:p>
          </table:table-cell>
          <table:table-cell table:number-columns-repeated="10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06060606061" calcext:value-type="float">
            <text:p>0.0606060606</text:p>
          </table:table-cell>
          <table:table-cell table:formula="of:=[.I62]/10.037" office:value-type="float" office:value="0.0112790223343629" calcext:value-type="float">
            <text:p>0.0112790223</text:p>
          </table:table-cell>
          <table:table-cell office:value-type="float" office:value="0.11320754717" calcext:value-type="float">
            <text:p>0.1132075472</text:p>
          </table:table-cell>
          <table:table-cell table:number-columns-repeated="101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479797979798" calcext:value-type="float">
            <text:p>0.047979798</text:p>
          </table:table-cell>
          <table:table-cell table:formula="of:=[.I63]/10.037" office:value-type="float" office:value="0.0112790223343629" calcext:value-type="float">
            <text:p>0.0112790223</text:p>
          </table:table-cell>
          <table:table-cell office:value-type="float" office:value="0.11320754717" calcext:value-type="float">
            <text:p>0.1132075472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681818181818" calcext:value-type="float">
            <text:p>0.0681818182</text:p>
          </table:table-cell>
          <table:table-cell table:formula="of:=[.I64]/10.037" office:value-type="float" office:value="0.00751934822289529" calcext:value-type="float">
            <text:p>0.0075193482</text:p>
          </table:table-cell>
          <table:table-cell office:value-type="float" office:value="0.0754716981132" calcext:value-type="float">
            <text:p>0.0754716981</text:p>
          </table:table-cell>
          <table:table-cell table:number-columns-repeated="1015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40404040404" calcext:value-type="float">
            <text:p>0.0404040404</text:p>
          </table:table-cell>
          <table:table-cell table:formula="of:=[.I65]/10.037" office:value-type="float" office:value="0.00751934822289529" calcext:value-type="float">
            <text:p>0.0075193482</text:p>
          </table:table-cell>
          <table:table-cell office:value-type="float" office:value="0.0754716981132" calcext:value-type="float">
            <text:p>0.0754716981</text:p>
          </table:table-cell>
          <table:table-cell table:number-columns-repeated="10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681818181818" calcext:value-type="float">
            <text:p>0.0681818182</text:p>
          </table:table-cell>
          <table:table-cell table:formula="of:=[.I66]/10.037" office:value-type="float" office:value="0.00657942969503836" calcext:value-type="float">
            <text:p>0.0065794297</text:p>
          </table:table-cell>
          <table:table-cell office:value-type="float" office:value="0.0660377358491" calcext:value-type="float">
            <text:p>0.0660377358</text:p>
          </table:table-cell>
          <table:table-cell table:number-columns-repeated="101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555555555556" calcext:value-type="float">
            <text:p>0.0555555556</text:p>
          </table:table-cell>
          <table:table-cell table:formula="of:=[.I67]/10.037" office:value-type="float" office:value="0.00563951116717147" calcext:value-type="float">
            <text:p>0.0056395112</text:p>
          </table:table-cell>
          <table:table-cell office:value-type="float" office:value="0.0566037735849" calcext:value-type="float">
            <text:p>0.0566037736</text:p>
          </table:table-cell>
          <table:table-cell table:number-columns-repeated="101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40404040404" calcext:value-type="float">
            <text:p>0.0404040404</text:p>
          </table:table-cell>
          <table:table-cell table:formula="of:=[.I68]/10.037" office:value-type="float" office:value="0.00563951116717147" calcext:value-type="float">
            <text:p>0.0056395112</text:p>
          </table:table-cell>
          <table:table-cell office:value-type="float" office:value="0.0566037735849" calcext:value-type="float">
            <text:p>0.0566037736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757575757576" calcext:value-type="float">
            <text:p>0.0075757576</text:p>
          </table:table-cell>
          <table:table-cell table:formula="of:=[.I69]/10.037" office:value-type="float" office:value="0.00563951116717147" calcext:value-type="float">
            <text:p>0.0056395112</text:p>
          </table:table-cell>
          <table:table-cell office:value-type="float" office:value="0.0566037735849" calcext:value-type="float">
            <text:p>0.0566037736</text:p>
          </table:table-cell>
          <table:table-cell table:number-columns-repeated="1015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707070707071" calcext:value-type="float">
            <text:p>0.0707070707</text:p>
          </table:table-cell>
          <table:table-cell table:formula="of:=[.I70]/10.037" office:value-type="float" office:value="0.00469959263931454" calcext:value-type="float">
            <text:p>0.0046995926</text:p>
          </table:table-cell>
          <table:table-cell office:value-type="float" office:value="0.0471698113208" calcext:value-type="float">
            <text:p>0.0471698113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71]/10.037" office:value-type="float" office:value="0.00469959263931454" calcext:value-type="float">
            <text:p>0.0046995926</text:p>
          </table:table-cell>
          <table:table-cell office:value-type="float" office:value="0.0471698113208" calcext:value-type="float">
            <text:p>0.0471698113</text:p>
          </table:table-cell>
          <table:table-cell table:number-columns-repeated="101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707070707071" calcext:value-type="float">
            <text:p>0.0707070707</text:p>
          </table:table-cell>
          <table:table-cell table:formula="of:=[.I72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606060606061" calcext:value-type="float">
            <text:p>0.0606060606</text:p>
          </table:table-cell>
          <table:table-cell table:formula="of:=[.I73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06060606061" calcext:value-type="float">
            <text:p>0.0606060606</text:p>
          </table:table-cell>
          <table:table-cell table:formula="of:=[.I74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75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76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I77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40404040404" calcext:value-type="float">
            <text:p>0.0404040404</text:p>
          </table:table-cell>
          <table:table-cell table:formula="of:=[.I78]/10.037" office:value-type="float" office:value="0.00281975558359071" calcext:value-type="float">
            <text:p>0.0028197556</text:p>
          </table:table-cell>
          <table:table-cell office:value-type="float" office:value="0.0283018867925" calcext:value-type="float">
            <text:p>0.028301886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AVERAGE([.F2:.F78])" office:value-type="float" office:value="0.145074586854429" calcext:value-type="float">
            <text:p>0.1450745869</text:p>
          </table:table-cell>
          <table:table-cell table:formula="of:=AVERAGE([.G2:.G78])" office:value-type="float" office:value="0.229227338318242" calcext:value-type="float">
            <text:p>0.2292273383</text:p>
          </table:table-cell>
          <table:table-cell table:formula="of:=AVERAGE([.H2:.H78])" office:value-type="float" office:value="0.130306886817264" calcext:value-type="float">
            <text:p>0.1303068868</text:p>
          </table:table-cell>
          <table:table-cell table:formula="of:=MAX([.I2:.I78])" office:value-type="float" office:value="10.0377358491" calcext:value-type="float">
            <text:p>10.0377358491</text:p>
          </table:table-cell>
          <table:table-cell table:number-columns-repeated="1015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formula="of:=MEDIAN([.F2:.F78])" office:value-type="float" office:value="0.156385281385" calcext:value-type="float">
            <text:p>0.1563852814</text:p>
          </table:table-cell>
          <table:table-cell table:formula="of:=MEDIAN([.G2:.G78])" office:value-type="float" office:value="0.217171717172" calcext:value-type="float">
            <text:p>0.2171717172</text:p>
          </table:table-cell>
          <table:table-cell table:formula="of:=MEDIAN([.H2:.H78])" office:value-type="float" office:value="0.0808329933961343" calcext:value-type="float">
            <text:p>0.0808329934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table:formula="of:=MIN([.F2:.F78])" office:value-type="float" office:value="0.00757575757576" calcext:value-type="float">
            <text:p>0.0075757576</text:p>
          </table:table-cell>
          <table:table-cell table:formula="of:=MIN([.G2:.G78])" office:value-type="float" office:value="0.00757575757576" calcext:value-type="float">
            <text:p>0.0075757576</text:p>
          </table:table-cell>
          <table:table-cell table:formula="of:=MIN([.H2:.H78])" office:value-type="float" office:value="0.00281975558359071" calcext:value-type="float">
            <text:p>0.0028197556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formula="of:=MAX([.F2:.F78])" office:value-type="float" office:value="0.311147186147" calcext:value-type="float">
            <text:p>0.3111471861</text:p>
          </table:table-cell>
          <table:table-cell table:formula="of:=MAX([.G2:.G78])" office:value-type="float" office:value="0.709595959596" calcext:value-type="float">
            <text:p>0.7095959596</text:p>
          </table:table-cell>
          <table:table-cell table:formula="of:=MAX([.H2:.H78])" office:value-type="float" office:value="1.0000733136495" calcext:value-type="float">
            <text:p>1.0000733136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sultSetID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Beta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Topics</text:p>
          </table:table-cell>
          <table:table-cell office:value-type="string" calcext:value-type="string">
            <text:p>Jaccard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Normalized Average Count</text:p>
          </table:table-cell>
          <table:table-cell office:value-type="string" calcext:value-type="string">
            <text:p>AverageNumberPredicted</text:p>
          </table:table-cell>
          <table:table-cell table:number-columns-repeated="101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23394660895" calcext:value-type="float">
            <text:p>0.1233946609</text:p>
          </table:table-cell>
          <table:table-cell office:value-type="float" office:value="0.709595959596" calcext:value-type="float">
            <text:p>0.7095959596</text:p>
          </table:table-cell>
          <table:table-cell table:formula="of:=[.I86]/10.037" office:value-type="float" office:value="1.0000733136495" calcext:value-type="float">
            <text:p>1.0000733136</text:p>
          </table:table-cell>
          <table:table-cell office:value-type="float" office:value="10.0377358491" calcext:value-type="float">
            <text:p>10.0377358491</text:p>
          </table:table-cell>
          <table:table-cell table:number-columns-repeated="101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24473758565" calcext:value-type="float">
            <text:p>0.1244737586</text:p>
          </table:table-cell>
          <table:table-cell office:value-type="float" office:value="0.591666666667" calcext:value-type="float">
            <text:p>0.5916666667</text:p>
          </table:table-cell>
          <table:table-cell table:formula="of:=[.I87]/10.037" office:value-type="float" office:value="0.719977592342333" calcext:value-type="float">
            <text:p>0.7199775923</text:p>
          </table:table-cell>
          <table:table-cell office:value-type="float" office:value="7.22641509434" calcext:value-type="float">
            <text:p>7.2264150943</text:p>
          </table:table-cell>
          <table:table-cell table:number-columns-repeated="101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0763850627487" calcext:value-type="float">
            <text:p>0.0763850627</text:p>
          </table:table-cell>
          <table:table-cell office:value-type="float" office:value="0.477272727273" calcext:value-type="float">
            <text:p>0.4772727273</text:p>
          </table:table-cell>
          <table:table-cell table:formula="of:=[.I88]/10.037" office:value-type="float" office:value="0.621286146916409" calcext:value-type="float">
            <text:p>0.6212861469</text:p>
          </table:table-cell>
          <table:table-cell office:value-type="float" office:value="6.2358490566" calcext:value-type="float">
            <text:p>6.2358490566</text:p>
          </table:table-cell>
          <table:table-cell table:number-columns-repeated="101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67959902051" calcext:value-type="float">
            <text:p>0.2679599021</text:p>
          </table:table-cell>
          <table:table-cell office:value-type="float" office:value="0.579797979798" calcext:value-type="float">
            <text:p>0.5797979798</text:p>
          </table:table-cell>
          <table:table-cell table:formula="of:=[.I89]/10.037" office:value-type="float" office:value="0.448341137790176" calcext:value-type="float">
            <text:p>0.4483411378</text:p>
          </table:table-cell>
          <table:table-cell office:value-type="float" office:value="4.5" calcext:value-type="float">
            <text:p>4.5</text:p>
          </table:table-cell>
          <table:table-cell table:number-columns-repeated="10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56385281385" calcext:value-type="float">
            <text:p>0.1563852814</text:p>
          </table:table-cell>
          <table:table-cell office:value-type="float" office:value="0.459090909091" calcext:value-type="float">
            <text:p>0.4590909091</text:p>
          </table:table-cell>
          <table:table-cell table:formula="of:=[.I90]/10.037" office:value-type="float" office:value="0.44458146367839" calcext:value-type="float">
            <text:p>0.4445814637</text:p>
          </table:table-cell>
          <table:table-cell office:value-type="float" office:value="4.46226415094" calcext:value-type="float">
            <text:p>4.4622641509</text:p>
          </table:table-cell>
          <table:table-cell table:number-columns-repeated="10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304131054131" calcext:value-type="float">
            <text:p>0.3041310541</text:p>
          </table:table-cell>
          <table:table-cell office:value-type="float" office:value="0.651767676768" calcext:value-type="float">
            <text:p>0.6517676768</text:p>
          </table:table-cell>
          <table:table-cell table:formula="of:=[.I91]/10.037" office:value-type="float" office:value="0.332731158863206" calcext:value-type="float">
            <text:p>0.3327311589</text:p>
          </table:table-cell>
          <table:table-cell office:value-type="float" office:value="3.33962264151" calcext:value-type="float">
            <text:p>3.3396226415</text:p>
          </table:table-cell>
          <table:table-cell table:number-columns-repeated="10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33164983165" calcext:value-type="float">
            <text:p>0.2331649832</text:p>
          </table:table-cell>
          <table:table-cell office:value-type="float" office:value="0.538636363636" calcext:value-type="float">
            <text:p>0.5386363636</text:p>
          </table:table-cell>
          <table:table-cell table:formula="of:=[.I92]/10.037" office:value-type="float" office:value="0.330851321807313" calcext:value-type="float">
            <text:p>0.3308513218</text:p>
          </table:table-cell>
          <table:table-cell office:value-type="float" office:value="3.32075471698" calcext:value-type="float">
            <text:p>3.320754717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5223665224" calcext:value-type="float">
            <text:p>0.1652236652</text:p>
          </table:table-cell>
          <table:table-cell office:value-type="float" office:value="0.493939393939" calcext:value-type="float">
            <text:p>0.4939393939</text:p>
          </table:table-cell>
          <table:table-cell table:formula="of:=[.I93]/10.037" office:value-type="float" office:value="0.323331973584736" calcext:value-type="float">
            <text:p>0.3233319736</text:p>
          </table:table-cell>
          <table:table-cell office:value-type="float" office:value="3.24528301887" calcext:value-type="float">
            <text:p>3.2452830189</text:p>
          </table:table-cell>
          <table:table-cell table:number-columns-repeated="1015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6750841751" calcext:value-type="float">
            <text:p>0.1667508418</text:p>
          </table:table-cell>
          <table:table-cell office:value-type="float" office:value="0.456565656566" calcext:value-type="float">
            <text:p>0.4565656566</text:p>
          </table:table-cell>
          <table:table-cell table:formula="of:=[.I94]/10.037" office:value-type="float" office:value="0.305473521555246" calcext:value-type="float">
            <text:p>0.3054735216</text:p>
          </table:table-cell>
          <table:table-cell office:value-type="float" office:value="3.06603773585" calcext:value-type="float">
            <text:p>3.0660377359</text:p>
          </table:table-cell>
          <table:table-cell table:number-columns-repeated="10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21464646465" calcext:value-type="float">
            <text:p>0.2214646465</text:p>
          </table:table-cell>
          <table:table-cell office:value-type="float" office:value="0.536111111111" calcext:value-type="float">
            <text:p>0.5361111111</text:p>
          </table:table-cell>
          <table:table-cell table:formula="of:=[.I95]/10.037" office:value-type="float" office:value="0.303593684499352" calcext:value-type="float">
            <text:p>0.3035936845</text:p>
          </table:table-cell>
          <table:table-cell office:value-type="float" office:value="3.04716981132" calcext:value-type="float">
            <text:p>3.0471698113</text:p>
          </table:table-cell>
          <table:table-cell table:number-columns-repeated="1015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92676767677" calcext:value-type="float">
            <text:p>0.1926767677</text:p>
          </table:table-cell>
          <table:table-cell office:value-type="float" office:value="0.333838383838" calcext:value-type="float">
            <text:p>0.3338383838</text:p>
          </table:table-cell>
          <table:table-cell table:formula="of:=[.I96]/10.037" office:value-type="float" office:value="0.234979631965727" calcext:value-type="float">
            <text:p>0.234979632</text:p>
          </table:table-cell>
          <table:table-cell office:value-type="float" office:value="2.35849056604" calcext:value-type="float">
            <text:p>2.358490566</text:p>
          </table:table-cell>
          <table:table-cell table:number-columns-repeated="1015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39634439634" calcext:value-type="float">
            <text:p>0.2396344396</text:p>
          </table:table-cell>
          <table:table-cell office:value-type="float" office:value="0.418686868687" calcext:value-type="float">
            <text:p>0.4186868687</text:p>
          </table:table-cell>
          <table:table-cell table:formula="of:=[.I97]/10.037" office:value-type="float" office:value="0.224640528158812" calcext:value-type="float">
            <text:p>0.2246405282</text:p>
          </table:table-cell>
          <table:table-cell office:value-type="float" office:value="2.25471698113" calcext:value-type="float">
            <text:p>2.2547169811</text:p>
          </table:table-cell>
          <table:table-cell table:number-columns-repeated="101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36147186147" calcext:value-type="float">
            <text:p>0.1361471861</text:p>
          </table:table-cell>
          <table:table-cell office:value-type="float" office:value="0.228282828283" calcext:value-type="float">
            <text:p>0.2282828283</text:p>
          </table:table-cell>
          <table:table-cell table:formula="of:=[.I98]/10.037" office:value-type="float" office:value="0.211481668768556" calcext:value-type="float">
            <text:p>0.2114816688</text:p>
          </table:table-cell>
          <table:table-cell office:value-type="float" office:value="2.12264150943" calcext:value-type="float">
            <text:p>2.1226415094</text:p>
          </table:table-cell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06818181818" calcext:value-type="float">
            <text:p>0.2068181818</text:p>
          </table:table-cell>
          <table:table-cell office:value-type="float" office:value="0.281565656566" calcext:value-type="float">
            <text:p>0.2815656566</text:p>
          </table:table-cell>
          <table:table-cell table:formula="of:=[.I99]/10.037" office:value-type="float" office:value="0.205842157601873" calcext:value-type="float">
            <text:p>0.2058421576</text:p>
          </table:table-cell>
          <table:table-cell office:value-type="float" office:value="2.06603773585" calcext:value-type="float">
            <text:p>2.0660377359</text:p>
          </table:table-cell>
          <table:table-cell table:number-columns-repeated="1015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22390572391" calcext:value-type="float">
            <text:p>0.1223905724</text:p>
          </table:table-cell>
          <table:table-cell office:value-type="float" office:value="0.25202020202" calcext:value-type="float">
            <text:p>0.252020202</text:p>
          </table:table-cell>
          <table:table-cell table:formula="of:=[.I100]/10.037" office:value-type="float" office:value="0.200202646434193" calcext:value-type="float">
            <text:p>0.2002026464</text:p>
          </table:table-cell>
          <table:table-cell office:value-type="float" office:value="2.00943396226" calcext:value-type="float">
            <text:p>2.0094339623</text:p>
          </table:table-cell>
          <table:table-cell table:number-columns-repeated="101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10606060606" calcext:value-type="float">
            <text:p>0.2106060606</text:p>
          </table:table-cell>
          <table:table-cell office:value-type="float" office:value="0.408080808081" calcext:value-type="float">
            <text:p>0.4080808081</text:p>
          </table:table-cell>
          <table:table-cell table:formula="of:=[.I101]/10.037" office:value-type="float" office:value="0.199262727906745" calcext:value-type="float">
            <text:p>0.1992627279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80952380952" calcext:value-type="float">
            <text:p>0.280952381</text:p>
          </table:table-cell>
          <table:table-cell office:value-type="float" office:value="0.393434343434" calcext:value-type="float">
            <text:p>0.3934343434</text:p>
          </table:table-cell>
          <table:table-cell table:formula="of:=[.I102]/10.037" office:value-type="float" office:value="0.179524438821361" calcext:value-type="float">
            <text:p>0.1795244388</text:p>
          </table:table-cell>
          <table:table-cell office:value-type="float" office:value="1.80188679245" calcext:value-type="float">
            <text:p>1.8018867925</text:p>
          </table:table-cell>
          <table:table-cell table:number-columns-repeated="101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71212121212" calcext:value-type="float">
            <text:p>0.2712121212</text:p>
          </table:table-cell>
          <table:table-cell office:value-type="float" office:value="0.359595959596" calcext:value-type="float">
            <text:p>0.3595959596</text:p>
          </table:table-cell>
          <table:table-cell table:formula="of:=[.I103]/10.037" office:value-type="float" office:value="0.159786149736973" calcext:value-type="float">
            <text:p>0.1597861497</text:p>
          </table:table-cell>
          <table:table-cell office:value-type="float" office:value="1.60377358491" calcext:value-type="float">
            <text:p>1.6037735849</text:p>
          </table:table-cell>
          <table:table-cell table:number-columns-repeated="101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92171717172" calcext:value-type="float">
            <text:p>0.1921717172</text:p>
          </table:table-cell>
          <table:table-cell office:value-type="float" office:value="0.32297979798" calcext:value-type="float">
            <text:p>0.322979798</text:p>
          </table:table-cell>
          <table:table-cell table:formula="of:=[.I104]/10.037" office:value-type="float" office:value="0.15790631268108" calcext:value-type="float">
            <text:p>0.1579063127</text:p>
          </table:table-cell>
          <table:table-cell office:value-type="float" office:value="1.58490566038" calcext:value-type="float">
            <text:p>1.5849056604</text:p>
          </table:table-cell>
          <table:table-cell table:number-columns-repeated="101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82647907648" calcext:value-type="float">
            <text:p>0.2826479076</text:p>
          </table:table-cell>
          <table:table-cell office:value-type="float" office:value="0.384595959596" calcext:value-type="float">
            <text:p>0.3845959596</text:p>
          </table:table-cell>
          <table:table-cell table:formula="of:=[.I105]/10.037" office:value-type="float" office:value="0.15790631268108" calcext:value-type="float">
            <text:p>0.1579063127</text:p>
          </table:table-cell>
          <table:table-cell office:value-type="float" office:value="1.58490566038" calcext:value-type="float">
            <text:p>1.5849056604</text:p>
          </table:table-cell>
          <table:table-cell table:number-columns-repeated="1015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52272727273" calcext:value-type="float">
            <text:p>0.2522727273</text:p>
          </table:table-cell>
          <table:table-cell office:value-type="float" office:value="0.300252525253" calcext:value-type="float">
            <text:p>0.3002525253</text:p>
          </table:table-cell>
          <table:table-cell table:formula="of:=[.I106]/10.037" office:value-type="float" office:value="0.156966394152635" calcext:value-type="float">
            <text:p>0.1569663942</text:p>
          </table:table-cell>
          <table:table-cell office:value-type="float" office:value="1.57547169811" calcext:value-type="float">
            <text:p>1.5754716981</text:p>
          </table:table-cell>
          <table:table-cell table:number-columns-repeated="101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0585858585859" calcext:value-type="float">
            <text:p>0.0585858586</text:p>
          </table:table-cell>
          <table:table-cell office:value-type="float" office:value="0.0820707070707" calcext:value-type="float">
            <text:p>0.0820707071</text:p>
          </table:table-cell>
          <table:table-cell table:formula="of:=[.I107]/10.037" office:value-type="float" office:value="0.149447045930059" calcext:value-type="float">
            <text:p>0.1494470459</text:p>
          </table:table-cell>
          <table:table-cell office:value-type="float" office:value="1.5" calcext:value-type="float">
            <text:p>1.5</text:p>
          </table:table-cell>
          <table:table-cell table:number-columns-repeated="101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57070707071" calcext:value-type="float">
            <text:p>0.2570707071</text:p>
          </table:table-cell>
          <table:table-cell office:value-type="float" office:value="0.343434343434" calcext:value-type="float">
            <text:p>0.3434343434</text:p>
          </table:table-cell>
          <table:table-cell table:formula="of:=[.I108]/10.037" office:value-type="float" office:value="0.140987779179038" calcext:value-type="float">
            <text:p>0.1409877792</text:p>
          </table:table-cell>
          <table:table-cell office:value-type="float" office:value="1.41509433962" calcext:value-type="float">
            <text:p>1.4150943396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69696969697" calcext:value-type="float">
            <text:p>0.1696969697</text:p>
          </table:table-cell>
          <table:table-cell office:value-type="float" office:value="0.262626262626" calcext:value-type="float">
            <text:p>0.2626262626</text:p>
          </table:table-cell>
          <table:table-cell table:formula="of:=[.I109]/10.037" office:value-type="float" office:value="0.140047860651589" calcext:value-type="float">
            <text:p>0.1400478607</text:p>
          </table:table-cell>
          <table:table-cell office:value-type="float" office:value="1.40566037736" calcext:value-type="float">
            <text:p>1.4056603774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42604617605" calcext:value-type="float">
            <text:p>0.2426046176</text:p>
          </table:table-cell>
          <table:table-cell office:value-type="float" office:value="0.40404040404" calcext:value-type="float">
            <text:p>0.404040404</text:p>
          </table:table-cell>
          <table:table-cell table:formula="of:=[.I110]/10.037" office:value-type="float" office:value="0.138168023595696" calcext:value-type="float">
            <text:p>0.1381680236</text:p>
          </table:table-cell>
          <table:table-cell office:value-type="float" office:value="1.38679245283" calcext:value-type="float">
            <text:p>1.3867924528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47474747475" calcext:value-type="float">
            <text:p>0.1474747475</text:p>
          </table:table-cell>
          <table:table-cell office:value-type="float" office:value="0.179292929293" calcext:value-type="float">
            <text:p>0.1792929293</text:p>
          </table:table-cell>
          <table:table-cell table:formula="of:=[.I111]/10.037" office:value-type="float" office:value="0.135348268012354" calcext:value-type="float">
            <text:p>0.135348268</text:p>
          </table:table-cell>
          <table:table-cell office:value-type="float" office:value="1.35849056604" calcext:value-type="float">
            <text:p>1.358490566</text:p>
          </table:table-cell>
          <table:table-cell table:number-columns-repeated="101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311147186147" calcext:value-type="float">
            <text:p>0.3111471861</text:p>
          </table:table-cell>
          <table:table-cell office:value-type="float" office:value="0.436111111111" calcext:value-type="float">
            <text:p>0.4361111111</text:p>
          </table:table-cell>
          <table:table-cell table:formula="of:=[.I112]/10.037" office:value-type="float" office:value="0.133468430956461" calcext:value-type="float">
            <text:p>0.133468431</text:p>
          </table:table-cell>
          <table:table-cell office:value-type="float" office:value="1.33962264151" calcext:value-type="float">
            <text:p>1.3396226415</text:p>
          </table:table-cell>
          <table:table-cell table:number-columns-repeated="10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01515151515" calcext:value-type="float">
            <text:p>0.2015151515</text:p>
          </table:table-cell>
          <table:table-cell office:value-type="float" office:value="0.284848484848" calcext:value-type="float">
            <text:p>0.2848484848</text:p>
          </table:table-cell>
          <table:table-cell table:formula="of:=[.I113]/10.037" office:value-type="float" office:value="0.131588593900568" calcext:value-type="float">
            <text:p>0.1315885939</text:p>
          </table:table-cell>
          <table:table-cell office:value-type="float" office:value="1.32075471698" calcext:value-type="float">
            <text:p>1.320754717</text:p>
          </table:table-cell>
          <table:table-cell table:number-columns-repeated="10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office:value-type="float" office:value="0.161616161616" calcext:value-type="float">
            <text:p>0.1616161616</text:p>
          </table:table-cell>
          <table:table-cell office:value-type="float" office:value="0.257575757576" calcext:value-type="float">
            <text:p>0.2575757576</text:p>
          </table:table-cell>
          <table:table-cell table:formula="of:=[.I114]/10.037" office:value-type="float" office:value="0.127828919788781" calcext:value-type="float">
            <text:p>0.1278289198</text:p>
          </table:table-cell>
          <table:table-cell office:value-type="float" office:value="1.28301886792" calcext:value-type="float">
            <text:p>1.2830188679</text:p>
          </table:table-cell>
          <table:table-cell table:number-columns-repeated="101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43253968254" calcext:value-type="float">
            <text:p>0.2432539683</text:p>
          </table:table-cell>
          <table:table-cell office:value-type="float" office:value="0.309090909091" calcext:value-type="float">
            <text:p>0.3090909091</text:p>
          </table:table-cell>
          <table:table-cell table:formula="of:=[.I115]/10.037" office:value-type="float" office:value="0.125949082733885" calcext:value-type="float">
            <text:p>0.1259490827</text:p>
          </table:table-cell>
          <table:table-cell office:value-type="float" office:value="1.2641509434" calcext:value-type="float">
            <text:p>1.2641509434</text:p>
          </table:table-cell>
          <table:table-cell table:number-columns-repeated="1015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05808080808" calcext:value-type="float">
            <text:p>0.2058080808</text:p>
          </table:table-cell>
          <table:table-cell table:style-name="ce1" office:value-type="float" office:value="0.251262626263" calcext:value-type="float">
            <text:p>0.2512626263</text:p>
          </table:table-cell>
          <table:table-cell table:style-name="ce1" table:formula="of:=[.I116]/10.037" office:value-type="float" office:value="0.113730141871077" calcext:value-type="float">
            <text:p>0.1137301419</text:p>
          </table:table-cell>
          <table:table-cell table:style-name="ce1" office:value-type="float" office:value="1.14150943396" calcext:value-type="float">
            <text:p>1.141509434</text:p>
          </table:table-cell>
          <table:table-cell table:number-columns-repeated="1015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61952861953" calcext:value-type="float">
            <text:p>0.261952862</text:p>
          </table:table-cell>
          <table:table-cell table:style-name="ce1" office:value-type="float" office:value="0.308838383838" calcext:value-type="float">
            <text:p>0.3088383838</text:p>
          </table:table-cell>
          <table:table-cell table:style-name="ce1" table:formula="of:=[.I117]/10.037" office:value-type="float" office:value="0.111850304815184" calcext:value-type="float">
            <text:p>0.1118503048</text:p>
          </table:table-cell>
          <table:table-cell table:style-name="ce1" office:value-type="float" office:value="1.12264150943" calcext:value-type="float">
            <text:p>1.1226415094</text:p>
          </table:table-cell>
          <table:table-cell table:number-columns-repeated="1015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55050505051" calcext:value-type="float">
            <text:p>0.2550505051</text:p>
          </table:table-cell>
          <table:table-cell table:style-name="ce1" office:value-type="float" office:value="0.328282828283" calcext:value-type="float">
            <text:p>0.3282828283</text:p>
          </table:table-cell>
          <table:table-cell table:style-name="ce1" table:formula="of:=[.I118]/10.037" office:value-type="float" office:value="0.105270875120056" calcext:value-type="float">
            <text:p>0.1052708751</text:p>
          </table:table-cell>
          <table:table-cell table:style-name="ce1" office:value-type="float" office:value="1.05660377358" calcext:value-type="float">
            <text:p>1.0566037736</text:p>
          </table:table-cell>
          <table:table-cell table:number-columns-repeated="1015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214646464646" calcext:value-type="float">
            <text:p>0.2146464646</text:p>
          </table:table-cell>
          <table:table-cell table:formula="of:=[.I119]/10.037" office:value-type="float" office:value="0.102451119536714" calcext:value-type="float">
            <text:p>0.1024511195</text:p>
          </table:table-cell>
          <table:table-cell office:value-type="float" office:value="1.02830188679" calcext:value-type="float">
            <text:p>1.028301886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formula="of:=AVERAGE([.F86:.F119])" office:value-type="float" office:value="0.203125797009547" calcext:value-type="float">
            <text:p>0.203125797</text:p>
          </table:table-cell>
          <table:table-cell table:formula="of:=AVERAGE([.G86:.G119])" office:value-type="float" office:value="0.377644087938197" calcext:value-type="float">
            <text:p>0.3776440879</text:p>
          </table:table-cell>
          <table:table-cell table:formula="of:=AVERAGE([.H86:.H119])" office:value-type="float" office:value="0.252202256755505" calcext:value-type="float">
            <text:p>0.2522022568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edian</text:p>
          </table:table-cell>
          <table:table-cell table:formula="of:=MEDIAN([.F86:.F119])" office:value-type="float" office:value="0.206313131313" calcext:value-type="float">
            <text:p>0.2063131313</text:p>
          </table:table-cell>
          <table:table-cell table:formula="of:=MEDIAN([.G86:.G119])" office:value-type="float" office:value="0.351515151515" calcext:value-type="float">
            <text:p>0.3515151515</text:p>
          </table:table-cell>
          <table:table-cell table:formula="of:=MEDIAN([.H86:.H119])" office:value-type="float" office:value="0.169655294279167" calcext:value-type="float">
            <text:p>0.1696552943</text:p>
          </table:table-cell>
          <table:table-cell table:number-columns-repeated="1016"/>
        </table:table-row>
        <table:table-row table:style-name="ro1">
          <table:table-cell table:number-columns-repeated="4"/>
          <table:table-cell office:value-type="string" calcext:value-type="string">
            <text:p>min</text:p>
          </table:table-cell>
          <table:table-cell table:style-name="ce2" table:formula="of:=MIN([.F86:.F119])" office:value-type="float" office:value="0.0585858585859" calcext:value-type="float">
            <text:p>0.0585858586</text:p>
          </table:table-cell>
          <table:table-cell table:style-name="ce2" table:formula="of:=MIN([.G86:.G119])" office:value-type="float" office:value="0.0820707070707" calcext:value-type="float">
            <text:p>0.0820707071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 calcext:value-type="string">
            <text:p>max</text:p>
          </table:table-cell>
          <table:table-cell table:formula="of:=MAX([.F86:.F119])" office:value-type="float" office:value="0.311147186147" calcext:value-type="float">
            <text:p>0.3111471861</text:p>
          </table:table-cell>
          <table:table-cell table:formula="of:=MAX([.G86:.G119])" office:value-type="float" office:value="0.709595959596" calcext:value-type="float">
            <text:p>0.7095959596</text:p>
          </table:table-cell>
          <table:table-cell table:number-columns-repeated="1017"/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9" table:number-columns-repeated="995" table:default-cell-style-name="Default"/>
        <table:table-row table:style-name="ro1">
          <table:table-cell table:style-name="ce1" office:value-type="string" calcext:value-type="string">
            <text:p>ResultSetI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Normalized Average Count</text:p>
          </table:table-cell>
          <table:table-cell table:style-name="ce1" office:value-type="string" calcext:value-type="string">
            <text:p>AverageNumberPredicted</text:p>
          </table:table-cell>
          <table:table-cell table:style-name="ce1"/>
          <table:table-cell table:style-name="ce1" office:value-type="string" calcext:value-type="string">
            <text:p>ResultSetI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Normalized Average Count</text:p>
          </table:table-cell>
          <table:table-cell table:style-name="ce1" office:value-type="string" calcext:value-type="string">
            <text:p>AverageNumberPredicted</text:p>
          </table:table-cell>
          <table:table-cell table:style-name="ce1"/>
          <table:table-cell table:style-name="ce1" office:value-type="string" calcext:value-type="string">
            <text:p>ResultSetI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Normalized Average Count</text:p>
          </table:table-cell>
          <table:table-cell table:style-name="ce1" office:value-type="string" calcext:value-type="string">
            <text:p>AverageNumberPredicted</text:p>
          </table:table-cell>
          <table:table-cell table:style-name="ce1" table:number-columns-repeated="995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80952380952" calcext:value-type="float">
            <text:p>0.280952381</text:p>
          </table:table-cell>
          <table:table-cell office:value-type="float" office:value="0.393434343434" calcext:value-type="float">
            <text:p>0.3934343434</text:p>
          </table:table-cell>
          <table:table-cell table:formula="of:=[.H2]/10.037" office:value-type="float" office:value="0.179524438821361" calcext:value-type="float">
            <text:p>0.1795244388</text:p>
          </table:table-cell>
          <table:table-cell office:value-type="float" office:value="1.80188679245" calcext:value-type="float">
            <text:p>1.8018867925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52272727273" calcext:value-type="float">
            <text:p>0.2522727273</text:p>
          </table:table-cell>
          <table:table-cell office:value-type="float" office:value="0.300252525253" calcext:value-type="float">
            <text:p>0.3002525253</text:p>
          </table:table-cell>
          <table:table-cell table:formula="of:=[.R2]/10.037" office:value-type="float" office:value="0.156966394152635" calcext:value-type="float">
            <text:p>0.1569663942</text:p>
          </table:table-cell>
          <table:table-cell office:value-type="float" office:value="1.57547169811" calcext:value-type="float">
            <text:p>1.575471698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42604617605" calcext:value-type="float">
            <text:p>0.2426046176</text:p>
          </table:table-cell>
          <table:table-cell office:value-type="float" office:value="0.40404040404" calcext:value-type="float">
            <text:p>0.404040404</text:p>
          </table:table-cell>
          <table:table-cell table:formula="of:=[.AB2]/10.037" office:value-type="float" office:value="0.138168023595696" calcext:value-type="float">
            <text:p>0.1381680236</text:p>
          </table:table-cell>
          <table:table-cell office:value-type="float" office:value="1.38679245283" calcext:value-type="float">
            <text:p>1.3867924528</text:p>
          </table:table-cell>
          <table:table-cell table:number-columns-repeated="995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0" calcext:value-type="float">
            <text:p>250</text:p>
          </table:table-cell>
          <table:table-cell office:value-type="float" office:value="0.103535353535" calcext:value-type="float">
            <text:p>0.1035353535</text:p>
          </table:table-cell>
          <table:table-cell office:value-type="float" office:value="0.137373737374" calcext:value-type="float">
            <text:p>0.1373737374</text:p>
          </table:table-cell>
          <table:table-cell table:formula="of:=[.H3]/10.037" office:value-type="float" office:value="0.0413564152259639" calcext:value-type="float">
            <text:p>0.0413564152</text:p>
          </table:table-cell>
          <table:table-cell office:value-type="float" office:value="0.415094339623" calcext:value-type="float">
            <text:p>0.4150943396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0404040404" calcext:value-type="float">
            <text:p>0.104040404</text:p>
          </table:table-cell>
          <table:table-cell office:value-type="float" office:value="0.120707070707" calcext:value-type="float">
            <text:p>0.1207070707</text:p>
          </table:table-cell>
          <table:table-cell table:formula="of:=[.R3]/10.037" office:value-type="float" office:value="0.0780132378125934" calcext:value-type="float">
            <text:p>0.0780132378</text:p>
          </table:table-cell>
          <table:table-cell office:value-type="float" office:value="0.783018867925" calcext:value-type="float">
            <text:p>0.7830188679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AB3]/10.037" office:value-type="float" office:value="0.00469959263931454" calcext:value-type="float">
            <text:p>0.0046995926</text:p>
          </table:table-cell>
          <table:table-cell office:value-type="float" office:value="0.0471698113208" calcext:value-type="float">
            <text:p>0.0471698113</text:p>
          </table:table-cell>
          <table:table-cell table:number-columns-repeated="995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31313131313" calcext:value-type="float">
            <text:p>0.0631313131</text:p>
          </table:table-cell>
          <table:table-cell table:formula="of:=[.H4]/10.037" office:value-type="float" office:value="0.0112790223343629" calcext:value-type="float">
            <text:p>0.0112790223</text:p>
          </table:table-cell>
          <table:table-cell office:value-type="float" office:value="0.11320754717" calcext:value-type="float">
            <text:p>0.1132075472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40404040404" calcext:value-type="float">
            <text:p>0.0404040404</text:p>
          </table:table-cell>
          <table:table-cell table:formula="of:=[.R4]/10.037" office:value-type="float" office:value="0.00563951116717147" calcext:value-type="float">
            <text:p>0.0056395112</text:p>
          </table:table-cell>
          <table:table-cell office:value-type="float" office:value="0.0566037735849" calcext:value-type="float">
            <text:p>0.0566037736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00" calcext:value-type="float">
            <text:p>1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AB4]/10.0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995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1" calcext:value-type="float">
            <text:p>0.0001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5]/10.0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1" table:number-columns-repeated="8"/>
          <table:table-cell/>
          <table:table-cell office:value-type="float" office:value="60" calcext:value-type="float">
            <text:p>60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39634439634" calcext:value-type="float">
            <text:p>0.2396344396</text:p>
          </table:table-cell>
          <table:table-cell office:value-type="float" office:value="0.418686868687" calcext:value-type="float">
            <text:p>0.4186868687</text:p>
          </table:table-cell>
          <table:table-cell table:formula="of:=[.R6]/10.037" office:value-type="float" office:value="0.224640528158812" calcext:value-type="float">
            <text:p>0.2246405282</text:p>
          </table:table-cell>
          <table:table-cell office:value-type="float" office:value="2.25471698113" calcext:value-type="float">
            <text:p>2.2547169811</text:p>
          </table:table-cell>
          <table:table-cell/>
          <table:table-cell table:style-name="ce1" office:value-type="float" office:value="45" calcext:value-type="float">
            <text:p>45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001" calcext:value-type="float">
            <text:p>0.00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55050505051" calcext:value-type="float">
            <text:p>0.2550505051</text:p>
          </table:table-cell>
          <table:table-cell table:style-name="ce1" office:value-type="float" office:value="0.328282828283" calcext:value-type="float">
            <text:p>0.3282828283</text:p>
          </table:table-cell>
          <table:table-cell table:style-name="ce1" table:formula="of:=[.AB6]/10.037" office:value-type="float" office:value="0.105270875120056" calcext:value-type="float">
            <text:p>0.1052708751</text:p>
          </table:table-cell>
          <table:table-cell table:style-name="ce1" office:value-type="float" office:value="1.05660377358" calcext:value-type="float">
            <text:p>1.0566037736</text:p>
          </table:table-cell>
          <table:table-cell table:number-columns-repeated="995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000" calcext:value-type="float">
            <text:p>1000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555555555556" calcext:value-type="float">
            <text:p>0.0555555556</text:p>
          </table:table-cell>
          <table:table-cell table:formula="of:=[.H7]/10.037" office:value-type="float" office:value="0.00563951116717147" calcext:value-type="float">
            <text:p>0.0056395112</text:p>
          </table:table-cell>
          <table:table-cell office:value-type="float" office:value="0.0566037735849" calcext:value-type="float">
            <text:p>0.0566037736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46464646465" calcext:value-type="float">
            <text:p>0.1464646465</text:p>
          </table:table-cell>
          <table:table-cell office:value-type="float" office:value="0.176767676768" calcext:value-type="float">
            <text:p>0.1767676768</text:p>
          </table:table-cell>
          <table:table-cell table:formula="of:=[.R7]/10.037" office:value-type="float" office:value="0.0413564152259639" calcext:value-type="float">
            <text:p>0.0413564152</text:p>
          </table:table-cell>
          <table:table-cell office:value-type="float" office:value="0.415094339623" calcext:value-type="float">
            <text:p>0.4150943396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56565656566" calcext:value-type="float">
            <text:p>0.1565656566</text:p>
          </table:table-cell>
          <table:table-cell office:value-type="float" office:value="0.161616161616" calcext:value-type="float">
            <text:p>0.1616161616</text:p>
          </table:table-cell>
          <table:table-cell table:formula="of:=[.AB7]/10.037" office:value-type="float" office:value="0.0554551931438677" calcext:value-type="float">
            <text:p>0.0554551931</text:p>
          </table:table-cell>
          <table:table-cell office:value-type="float" office:value="0.556603773585" calcext:value-type="float">
            <text:p>0.5566037736</text:p>
          </table:table-cell>
          <table:table-cell table:number-columns-repeated="995"/>
        </table:table-row>
        <table:table-row table:style-name="ro1">
          <table:table-cell table:style-name="ce1" table:number-columns-repeated="8"/>
          <table:table-cell/>
          <table:table-cell office:value-type="float" office:value="62" calcext:value-type="float">
            <text:p>62</text:p>
          </table:table-cell>
          <table:table-cell office:value-type="float" office:value="500" calcext:value-type="float">
            <text:p>5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R8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100" calcext:value-type="float">
            <text:p>100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0757575757576" calcext:value-type="float">
            <text:p>0.0075757576</text:p>
          </table:table-cell>
          <table:table-cell table:formula="of:=[.AB8]/10.037" office:value-type="float" office:value="0.00563951116717147" calcext:value-type="float">
            <text:p>0.0056395112</text:p>
          </table:table-cell>
          <table:table-cell office:value-type="float" office:value="0.0566037735849" calcext:value-type="float">
            <text:p>0.0566037736</text:p>
          </table:table-cell>
          <table:table-cell table:number-columns-repeated="995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271212121212" calcext:value-type="float">
            <text:p>0.2712121212</text:p>
          </table:table-cell>
          <table:table-cell office:value-type="float" office:value="0.359595959596" calcext:value-type="float">
            <text:p>0.3595959596</text:p>
          </table:table-cell>
          <table:table-cell table:formula="of:=[.H9]/10.037" office:value-type="float" office:value="0.159786149736973" calcext:value-type="float">
            <text:p>0.1597861497</text:p>
          </table:table-cell>
          <table:table-cell office:value-type="float" office:value="1.60377358491" calcext:value-type="float">
            <text:p>1.6037735849</text:p>
          </table:table-cell>
          <table:table-cell table:number-columns-repeated="1015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250" calcext:value-type="float">
            <text:p>250</text:p>
          </table:table-cell>
          <table:table-cell office:value-type="float" office:value="0.191919191919" calcext:value-type="float">
            <text:p>0.1919191919</text:p>
          </table:table-cell>
          <table:table-cell office:value-type="float" office:value="0.194444444444" calcext:value-type="float">
            <text:p>0.1944444444</text:p>
          </table:table-cell>
          <table:table-cell table:formula="of:=[.H10]/10.037" office:value-type="float" office:value="0.0404164966980173" calcext:value-type="float">
            <text:p>0.0404164967</text:p>
          </table:table-cell>
          <table:table-cell office:value-type="float" office:value="0.405660377358" calcext:value-type="float">
            <text:p>0.405660377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82647907648" calcext:value-type="float">
            <text:p>0.2826479076</text:p>
          </table:table-cell>
          <table:table-cell office:value-type="float" office:value="0.384595959596" calcext:value-type="float">
            <text:p>0.3845959596</text:p>
          </table:table-cell>
          <table:table-cell table:formula="of:=[.R10]/10.037" office:value-type="float" office:value="0.15790631268108" calcext:value-type="float">
            <text:p>0.1579063127</text:p>
          </table:table-cell>
          <table:table-cell office:value-type="float" office:value="1.58490566038" calcext:value-type="float">
            <text:p>1.5849056604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47474747475" calcext:value-type="float">
            <text:p>0.1474747475</text:p>
          </table:table-cell>
          <table:table-cell office:value-type="float" office:value="0.179292929293" calcext:value-type="float">
            <text:p>0.1792929293</text:p>
          </table:table-cell>
          <table:table-cell table:formula="of:=[.AB10]/10.037" office:value-type="float" office:value="0.135348268012354" calcext:value-type="float">
            <text:p>0.135348268</text:p>
          </table:table-cell>
          <table:table-cell office:value-type="float" office:value="1.35849056604" calcext:value-type="float">
            <text:p>1.358490566</text:p>
          </table:table-cell>
          <table:table-cell table:number-columns-repeated="99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707070707071" calcext:value-type="float">
            <text:p>0.0707070707</text:p>
          </table:table-cell>
          <table:table-cell table:formula="of:=[.H11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8771043771" calcext:value-type="float">
            <text:p>0.1877104377</text:p>
          </table:table-cell>
          <table:table-cell office:value-type="float" office:value="0.224494949495" calcext:value-type="float">
            <text:p>0.2244949495</text:p>
          </table:table-cell>
          <table:table-cell table:formula="of:=[.R11]/10.037" office:value-type="float" office:value="0.0780132378125934" calcext:value-type="float">
            <text:p>0.0780132378</text:p>
          </table:table-cell>
          <table:table-cell office:value-type="float" office:value="0.783018867925" calcext:value-type="float">
            <text:p>0.7830188679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00" calcext:value-type="float">
            <text:p>1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57575757576" calcext:value-type="float">
            <text:p>0.1575757576</text:p>
          </table:table-cell>
          <table:table-cell office:value-type="float" office:value="0.220707070707" calcext:value-type="float">
            <text:p>0.2207070707</text:p>
          </table:table-cell>
          <table:table-cell table:formula="of:=[.AB11]/10.037" office:value-type="float" office:value="0.0592148672553552" calcext:value-type="float">
            <text:p>0.0592148673</text:p>
          </table:table-cell>
          <table:table-cell office:value-type="float" office:value="0.594339622642" calcext:value-type="float">
            <text:p>0.5943396226</text:p>
          </table:table-cell>
          <table:table-cell table:number-columns-repeated="995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000" calcext:value-type="float">
            <text:p>1000</text:p>
          </table:table-cell>
          <table:table-cell office:value-type="float" office:value="0.01" calcext:value-type="float">
            <text:p>0.01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2]/10.037" office:value-type="float" office:value="0.000939918527861911" calcext:value-type="float">
            <text:p>0.0009399185</text:p>
          </table:table-cell>
          <table:table-cell office:value-type="float" office:value="0.00943396226415" calcext:value-type="float">
            <text:p>0.0094339623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500" calcext:value-type="float">
            <text:p>500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707070707071" calcext:value-type="float">
            <text:p>0.0707070707</text:p>
          </table:table-cell>
          <table:table-cell table:formula="of:=[.R12]/10.037" office:value-type="float" office:value="0.00469959263931454" calcext:value-type="float">
            <text:p>0.0046995926</text:p>
          </table:table-cell>
          <table:table-cell office:value-type="float" office:value="0.0471698113208" calcext:value-type="float">
            <text:p>0.0471698113</text:p>
          </table:table-cell>
          <table:table-cell table:number-columns-repeated="1005"/>
        </table:table-row>
        <table:table-row table:style-name="ro1">
          <table:table-cell table:style-name="ce1" table:number-columns-repeated="8"/>
          <table:table-cell table:number-columns-repeated="11"/>
          <table:table-cell table:style-name="ce1" office:value-type="float" office:value="51" calcext:value-type="float">
            <text:p>51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0.261952861953" calcext:value-type="float">
            <text:p>0.261952862</text:p>
          </table:table-cell>
          <table:table-cell table:style-name="ce1" office:value-type="float" office:value="0.308838383838" calcext:value-type="float">
            <text:p>0.3088383838</text:p>
          </table:table-cell>
          <table:table-cell table:style-name="ce1" table:formula="of:=[.AB13]/10.037" office:value-type="float" office:value="0.111850304815184" calcext:value-type="float">
            <text:p>0.1118503048</text:p>
          </table:table-cell>
          <table:table-cell table:style-name="ce1" office:value-type="float" office:value="1.12264150943" calcext:value-type="float">
            <text:p>1.1226415094</text:p>
          </table:table-cell>
          <table:table-cell table:number-columns-repeated="995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250" calcext:value-type="float">
            <text:p>250</text:p>
          </table:table-cell>
          <table:table-cell office:value-type="float" office:value="0.167676767677" calcext:value-type="float">
            <text:p>0.1676767677</text:p>
          </table:table-cell>
          <table:table-cell office:value-type="float" office:value="0.217171717172" calcext:value-type="float">
            <text:p>0.2171717172</text:p>
          </table:table-cell>
          <table:table-cell table:formula="of:=[.H14]/10.037" office:value-type="float" office:value="0.0798930748682873" calcext:value-type="float">
            <text:p>0.0798930749</text:p>
          </table:table-cell>
          <table:table-cell office:value-type="float" office:value="0.801886792453" calcext:value-type="float">
            <text:p>0.8018867925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92171717172" calcext:value-type="float">
            <text:p>0.1921717172</text:p>
          </table:table-cell>
          <table:table-cell office:value-type="float" office:value="0.32297979798" calcext:value-type="float">
            <text:p>0.322979798</text:p>
          </table:table-cell>
          <table:table-cell table:formula="of:=[.R14]/10.037" office:value-type="float" office:value="0.15790631268108" calcext:value-type="float">
            <text:p>0.1579063127</text:p>
          </table:table-cell>
          <table:table-cell office:value-type="float" office:value="1.58490566038" calcext:value-type="float">
            <text:p>1.5849056604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2601010101" calcext:value-type="float">
            <text:p>0.226010101</text:p>
          </table:table-cell>
          <table:table-cell office:value-type="float" office:value="0.27904040404" calcext:value-type="float">
            <text:p>0.279040404</text:p>
          </table:table-cell>
          <table:table-cell table:formula="of:=[.AB14]/10.037" office:value-type="float" office:value="0.0902321786747036" calcext:value-type="float">
            <text:p>0.0902321787</text:p>
          </table:table-cell>
          <table:table-cell office:value-type="float" office:value="0.905660377358" calcext:value-type="float">
            <text:p>0.9056603774</text:p>
          </table:table-cell>
          <table:table-cell table:number-columns-repeated="995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00" calcext:value-type="float">
            <text:p>1000</text:p>
          </table:table-cell>
          <table:table-cell office:value-type="float" office:value="0.1" calcext:value-type="float">
            <text:p>0.1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15]/10.037" office:value-type="float" office:value="0.000939918527861911" calcext:value-type="float">
            <text:p>0.0009399185</text:p>
          </table:table-cell>
          <table:table-cell office:value-type="float" office:value="0.00943396226415" calcext:value-type="float">
            <text:p>0.009433962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500" calcext:value-type="float">
            <text:p>5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70707070707" calcext:value-type="float">
            <text:p>0.1707070707</text:p>
          </table:table-cell>
          <table:table-cell office:value-type="float" office:value="0.176767676768" calcext:value-type="float">
            <text:p>0.1767676768</text:p>
          </table:table-cell>
          <table:table-cell table:formula="of:=[.R15]/10.037" office:value-type="float" office:value="0.0864725045633157" calcext:value-type="float">
            <text:p>0.0864725046</text:p>
          </table:table-cell>
          <table:table-cell office:value-type="float" office:value="0.867924528302" calcext:value-type="float">
            <text:p>0.8679245283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479797979798" calcext:value-type="float">
            <text:p>0.047979798</text:p>
          </table:table-cell>
          <table:table-cell table:formula="of:=[.AB15]/10.037" office:value-type="float" office:value="0.0112790223343629" calcext:value-type="float">
            <text:p>0.0112790223</text:p>
          </table:table-cell>
          <table:table-cell office:value-type="float" office:value="0.11320754717" calcext:value-type="float">
            <text:p>0.1132075472</text:p>
          </table:table-cell>
          <table:table-cell table:number-columns-repeated="995"/>
        </table:table-row>
        <table:table-row table:style-name="ro1">
          <table:table-cell table:style-name="ce1" table:number-columns-repeated="8"/>
          <table:table-cell table:number-columns-repeated="1015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06818181818" calcext:value-type="float">
            <text:p>0.2068181818</text:p>
          </table:table-cell>
          <table:table-cell office:value-type="float" office:value="0.281565656566" calcext:value-type="float">
            <text:p>0.2815656566</text:p>
          </table:table-cell>
          <table:table-cell table:formula="of:=[.H17]/10.037" office:value-type="float" office:value="0.205842157601873" calcext:value-type="float">
            <text:p>0.2058421576</text:p>
          </table:table-cell>
          <table:table-cell office:value-type="float" office:value="2.06603773585" calcext:value-type="float">
            <text:p>2.0660377359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40404040404" calcext:value-type="float">
            <text:p>0.0404040404</text:p>
          </table:table-cell>
          <table:table-cell table:formula="of:=[.R17]/10.037" office:value-type="float" office:value="0.00751934822289529" calcext:value-type="float">
            <text:p>0.0075193482</text:p>
          </table:table-cell>
          <table:table-cell office:value-type="float" office:value="0.0754716981132" calcext:value-type="float">
            <text:p>0.0754716981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6750841751" calcext:value-type="float">
            <text:p>0.1667508418</text:p>
          </table:table-cell>
          <table:table-cell office:value-type="float" office:value="0.456565656566" calcext:value-type="float">
            <text:p>0.4565656566</text:p>
          </table:table-cell>
          <table:table-cell table:formula="of:=[.AB17]/10.037" office:value-type="float" office:value="0.305473521555246" calcext:value-type="float">
            <text:p>0.3054735216</text:p>
          </table:table-cell>
          <table:table-cell office:value-type="float" office:value="3.06603773585" calcext:value-type="float">
            <text:p>3.0660377359</text:p>
          </table:table-cell>
          <table:table-cell table:number-columns-repeated="995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0.126767676768" calcext:value-type="float">
            <text:p>0.1267676768</text:p>
          </table:table-cell>
          <table:table-cell office:value-type="float" office:value="0.144949494949" calcext:value-type="float">
            <text:p>0.1449494949</text:p>
          </table:table-cell>
          <table:table-cell table:formula="of:=[.H18]/10.037" office:value-type="float" office:value="0.0413564152259639" calcext:value-type="float">
            <text:p>0.0413564152</text:p>
          </table:table-cell>
          <table:table-cell office:value-type="float" office:value="0.415094339623" calcext:value-type="float">
            <text:p>0.4150943396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R18]/10.037" office:value-type="float" office:value="0.0432362522816579" calcext:value-type="float">
            <text:p>0.0432362523</text:p>
          </table:table-cell>
          <table:table-cell office:value-type="float" office:value="0.433962264151" calcext:value-type="float">
            <text:p>0.4339622642</text:p>
          </table:table-cell>
          <table:table-cell table:number-columns-repeated="100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H19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0]/10.0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3636363636" calcext:value-type="float">
            <text:p>0.1636363636</text:p>
          </table:table-cell>
          <table:table-cell office:value-type="float" office:value="0.214646464646" calcext:value-type="float">
            <text:p>0.2146464646</text:p>
          </table:table-cell>
          <table:table-cell table:formula="of:=[.R20]/10.037" office:value-type="float" office:value="0.102451119536714" calcext:value-type="float">
            <text:p>0.1024511195</text:p>
          </table:table-cell>
          <table:table-cell office:value-type="float" office:value="1.02830188679" calcext:value-type="float">
            <text:p>1.0283018868</text:p>
          </table:table-cell>
          <table:table-cell table:number-columns-repeated="1005"/>
        </table:table-row>
        <table:table-row table:style-name="ro1">
          <table:table-cell table:style-name="ce1" table:number-columns-repeated="8"/>
          <table:table-cell/>
          <table:table-cell office:value-type="float" office:value="73" calcext:value-type="float">
            <text:p>73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92676767677" calcext:value-type="float">
            <text:p>0.1926767677</text:p>
          </table:table-cell>
          <table:table-cell office:value-type="float" office:value="0.333838383838" calcext:value-type="float">
            <text:p>0.3338383838</text:p>
          </table:table-cell>
          <table:table-cell table:formula="of:=[.R21]/10.037" office:value-type="float" office:value="0.234979631965727" calcext:value-type="float">
            <text:p>0.234979632</text:p>
          </table:table-cell>
          <table:table-cell office:value-type="float" office:value="2.35849056604" calcext:value-type="float">
            <text:p>2.358490566</text:p>
          </table:table-cell>
          <table:table-cell table:number-columns-repeated="1005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57070707071" calcext:value-type="float">
            <text:p>0.2570707071</text:p>
          </table:table-cell>
          <table:table-cell office:value-type="float" office:value="0.343434343434" calcext:value-type="float">
            <text:p>0.3434343434</text:p>
          </table:table-cell>
          <table:table-cell table:formula="of:=[.H22]/10.037" office:value-type="float" office:value="0.140987779179038" calcext:value-type="float">
            <text:p>0.1409877792</text:p>
          </table:table-cell>
          <table:table-cell office:value-type="float" office:value="1.41509433962" calcext:value-type="float">
            <text:p>1.415094339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0585858585859" calcext:value-type="float">
            <text:p>0.0585858586</text:p>
          </table:table-cell>
          <table:table-cell office:value-type="float" office:value="0.0820707070707" calcext:value-type="float">
            <text:p>0.0820707071</text:p>
          </table:table-cell>
          <table:table-cell table:formula="of:=[.R22]/10.037" office:value-type="float" office:value="0.149447045930059" calcext:value-type="float">
            <text:p>0.1494470459</text:p>
          </table:table-cell>
          <table:table-cell office:value-type="float" office:value="1.5" calcext:value-type="float">
            <text:p>1.5</text:p>
          </table:table-cell>
          <table:table-cell table:number-columns-repeated="1005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50" calcext:value-type="float">
            <text:p>250</text:p>
          </table:table-cell>
          <table:table-cell office:value-type="float" office:value="0.160101010101" calcext:value-type="float">
            <text:p>0.1601010101</text:p>
          </table:table-cell>
          <table:table-cell office:value-type="float" office:value="0.192929292929" calcext:value-type="float">
            <text:p>0.1929292929</text:p>
          </table:table-cell>
          <table:table-cell table:formula="of:=[.H23]/10.037" office:value-type="float" office:value="0.0516955190323802" calcext:value-type="float">
            <text:p>0.051695519</text:p>
          </table:table-cell>
          <table:table-cell office:value-type="float" office:value="0.518867924528" calcext:value-type="float">
            <text:p>0.5188679245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500" calcext:value-type="float">
            <text:p>500</text:p>
          </table:table-cell>
          <table:table-cell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R23]/10.037" office:value-type="float" office:value="0.0291374743637541" calcext:value-type="float">
            <text:p>0.0291374744</text:p>
          </table:table-cell>
          <table:table-cell office:value-type="float" office:value="0.292452830189" calcext:value-type="float">
            <text:p>0.2924528302</text:p>
          </table:table-cell>
          <table:table-cell table:number-columns-repeated="1005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06060606061" calcext:value-type="float">
            <text:p>0.0606060606</text:p>
          </table:table-cell>
          <table:table-cell table:formula="of:=[.H24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15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25]/10.0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1023"/>
        </table:table-row>
        <table:table-row table:style-name="ro1">
          <table:table-cell table:style-name="ce1" office:value-type="string" calcext:value-type="string">
            <text:p>ResultSetI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Normalized Average Count</text:p>
          </table:table-cell>
          <table:table-cell table:style-name="ce1" office:value-type="string" calcext:value-type="string">
            <text:p>AverageNumberPredicted</text:p>
          </table:table-cell>
          <table:table-cell/>
          <table:table-cell table:style-name="ce1" office:value-type="string" calcext:value-type="string">
            <text:p>ResultSetID</text:p>
          </table:table-cell>
          <table:table-cell table:style-name="ce1" office:value-type="string" calcext:value-type="string">
            <text:p>Alpha</text:p>
          </table:table-cell>
          <table:table-cell table:style-name="ce1" office:value-type="string" calcext:value-type="string">
            <text:p>Beta</text:p>
          </table:table-cell>
          <table:table-cell table:style-name="ce1" office:value-type="string" calcext:value-type="string">
            <text:p>Iterations</text:p>
          </table:table-cell>
          <table:table-cell table:style-name="ce1" office:value-type="string" calcext:value-type="string">
            <text:p>Topics</text:p>
          </table:table-cell>
          <table:table-cell table:style-name="ce1" office:value-type="string" calcext:value-type="string">
            <text:p>Jaccard</text:p>
          </table:table-cell>
          <table:table-cell table:style-name="ce1" office:value-type="string" calcext:value-type="string">
            <text:p>Percent</text:p>
          </table:table-cell>
          <table:table-cell table:style-name="ce1" office:value-type="string" calcext:value-type="string">
            <text:p>Normalized Average Count</text:p>
          </table:table-cell>
          <table:table-cell table:style-name="ce1" office:value-type="string" calcext:value-type="string">
            <text:p>AverageNumberPredicted</text:p>
          </table:table-cell>
          <table:table-cell table:number-columns-repeated="100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100" calcext:value-type="float">
            <text:p>100</text:p>
          </table:table-cell>
          <table:table-cell office:value-type="float" office:value="0.210606060606" calcext:value-type="float">
            <text:p>0.2106060606</text:p>
          </table:table-cell>
          <table:table-cell office:value-type="float" office:value="0.408080808081" calcext:value-type="float">
            <text:p>0.4080808081</text:p>
          </table:table-cell>
          <table:table-cell table:formula="of:=[.H28]/10.037" office:value-type="float" office:value="0.199262727906745" calcext:value-type="float">
            <text:p>0.1992627279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4114959115" calcext:value-type="float">
            <text:p>0.2411495912</text:p>
          </table:table-cell>
          <table:table-cell office:value-type="float" office:value="0.305050505051" calcext:value-type="float">
            <text:p>0.3050505051</text:p>
          </table:table-cell>
          <table:table-cell table:formula="of:=[.R28]/10.037" office:value-type="float" office:value="0.0977515268976786" calcext:value-type="float">
            <text:p>0.0977515269</text:p>
          </table:table-cell>
          <table:table-cell office:value-type="float" office:value="0.981132075472" calcext:value-type="float">
            <text:p>0.9811320755</text:p>
          </table:table-cell>
          <table:table-cell table:number-columns-repeated="100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250" calcext:value-type="float">
            <text:p>250</text:p>
          </table:table-cell>
          <table:table-cell office:value-type="float" office:value="0.217171717172" calcext:value-type="float">
            <text:p>0.2171717172</text:p>
          </table:table-cell>
          <table:table-cell office:value-type="float" office:value="0.222222222222" calcext:value-type="float">
            <text:p>0.2222222222</text:p>
          </table:table-cell>
          <table:table-cell table:formula="of:=[.H29]/10.037" office:value-type="float" office:value="0.0498156819766863" calcext:value-type="float">
            <text:p>0.04981568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R29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 table:number-columns-repeated="100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31313131313" calcext:value-type="float">
            <text:p>0.0631313131</text:p>
          </table:table-cell>
          <table:table-cell table:formula="of:=[.H30]/10.037" office:value-type="float" office:value="0.0131588593900568" calcext:value-type="float">
            <text:p>0.0131588594</text:p>
          </table:table-cell>
          <table:table-cell office:value-type="float" office:value="0.132075471698" calcext:value-type="float">
            <text:p>0.132075471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0]/10.037" office:value-type="float" office:value="0.000939918527861911" calcext:value-type="float">
            <text:p>0.0009399185</text:p>
          </table:table-cell>
          <table:table-cell office:value-type="float" office:value="0.00943396226415" calcext:value-type="float">
            <text:p>0.0094339623</text:p>
          </table:table-cell>
          <table:table-cell table:number-columns-repeated="100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0.0001" calcext:value-type="float">
            <text:p>0.0001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H31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.0001" calcext:value-type="float">
            <text:p>0.0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R31]/10.03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31313131313" calcext:value-type="float">
            <text:p>0.0631313131</text:p>
          </table:table-cell>
          <table:table-cell table:formula="of:=[.H33]/10.037" office:value-type="float" office:value="0.0140987779179038" calcext:value-type="float">
            <text:p>0.0140987779</text:p>
          </table:table-cell>
          <table:table-cell office:value-type="float" office:value="0.141509433962" calcext:value-type="float">
            <text:p>0.14150943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01515151515" calcext:value-type="float">
            <text:p>0.2015151515</text:p>
          </table:table-cell>
          <table:table-cell office:value-type="float" office:value="0.284848484848" calcext:value-type="float">
            <text:p>0.2848484848</text:p>
          </table:table-cell>
          <table:table-cell table:formula="of:=[.R33]/10.037" office:value-type="float" office:value="0.131588593900568" calcext:value-type="float">
            <text:p>0.1315885939</text:p>
          </table:table-cell>
          <table:table-cell office:value-type="float" office:value="1.32075471698" calcext:value-type="float">
            <text:p>1.320754717</text:p>
          </table:table-cell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40404040404" calcext:value-type="float">
            <text:p>0.0404040404</text:p>
          </table:table-cell>
          <table:table-cell table:formula="of:=[.H34]/10.037" office:value-type="float" office:value="0.00281975558359071" calcext:value-type="float">
            <text:p>0.0028197556</text:p>
          </table:table-cell>
          <table:table-cell office:value-type="float" office:value="0.0283018867925" calcext:value-type="float">
            <text:p>0.0283018868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table:number-columns-repeated="2" office:value-type="float" office:value="0.0606060606061" calcext:value-type="float">
            <text:p>0.0606060606</text:p>
          </table:table-cell>
          <table:table-cell table:formula="of:=[.R34]/10.037" office:value-type="float" office:value="0.0112790223343629" calcext:value-type="float">
            <text:p>0.0112790223</text:p>
          </table:table-cell>
          <table:table-cell office:value-type="float" office:value="0.11320754717" calcext:value-type="float">
            <text:p>0.1132075472</text:p>
          </table:table-cell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0.001" calcext:value-type="float">
            <text:p>0.00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606060606061" calcext:value-type="float">
            <text:p>0.0606060606</text:p>
          </table:table-cell>
          <table:table-cell table:formula="of:=[.H35]/10.037" office:value-type="float" office:value="0.00375967411144764" calcext:value-type="float">
            <text:p>0.0037596741</text:p>
          </table:table-cell>
          <table:table-cell office:value-type="float" office:value="0.0377358490566" calcext:value-type="float">
            <text:p>0.037735849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681818181818" calcext:value-type="float">
            <text:p>0.0681818182</text:p>
          </table:table-cell>
          <table:table-cell table:formula="of:=[.R35]/10.037" office:value-type="float" office:value="0.00657942969503836" calcext:value-type="float">
            <text:p>0.0065794297</text:p>
          </table:table-cell>
          <table:table-cell office:value-type="float" office:value="0.0660377358491" calcext:value-type="float">
            <text:p>0.0660377358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001" calcext:value-type="float">
            <text:p>0.0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681818181818" calcext:value-type="float">
            <text:p>0.0681818182</text:p>
          </table:table-cell>
          <table:table-cell table:formula="of:=[.R36]/10.037" office:value-type="float" office:value="0.00751934822289529" calcext:value-type="float">
            <text:p>0.0075193482</text:p>
          </table:table-cell>
          <table:table-cell office:value-type="float" office:value="0.0754716981132" calcext:value-type="float">
            <text:p>0.0754716981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0" calcext:value-type="float">
            <text:p>100</text:p>
          </table:table-cell>
          <table:table-cell office:value-type="float" office:value="0.311147186147" calcext:value-type="float">
            <text:p>0.3111471861</text:p>
          </table:table-cell>
          <table:table-cell office:value-type="float" office:value="0.436111111111" calcext:value-type="float">
            <text:p>0.4361111111</text:p>
          </table:table-cell>
          <table:table-cell table:formula="of:=[.H37]/10.037" office:value-type="float" office:value="0.133468430956461" calcext:value-type="float">
            <text:p>0.133468431</text:p>
          </table:table-cell>
          <table:table-cell office:value-type="float" office:value="1.33962264151" calcext:value-type="float">
            <text:p>1.3396226415</text:p>
          </table:table-cell>
          <table:table-cell table:number-columns-repeated="1015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250" calcext:value-type="float">
            <text:p>250</text:p>
          </table:table-cell>
          <table:table-cell office:value-type="float" office:value="0.0896464646465" calcext:value-type="float">
            <text:p>0.0896464646</text:p>
          </table:table-cell>
          <table:table-cell office:value-type="float" office:value="0.104797979798" calcext:value-type="float">
            <text:p>0.1047979798</text:p>
          </table:table-cell>
          <table:table-cell table:formula="of:=[.H38]/10.037" office:value-type="float" office:value="0.0808329933961343" calcext:value-type="float">
            <text:p>0.0808329934</text:p>
          </table:table-cell>
          <table:table-cell office:value-type="float" office:value="0.811320754717" calcext:value-type="float">
            <text:p>0.8113207547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165223665224" calcext:value-type="float">
            <text:p>0.1652236652</text:p>
          </table:table-cell>
          <table:table-cell office:value-type="float" office:value="0.493939393939" calcext:value-type="float">
            <text:p>0.4939393939</text:p>
          </table:table-cell>
          <table:table-cell table:formula="of:=[.R38]/10.037" office:value-type="float" office:value="0.323331973584736" calcext:value-type="float">
            <text:p>0.3233319736</text:p>
          </table:table-cell>
          <table:table-cell office:value-type="float" office:value="3.24528301887" calcext:value-type="float">
            <text:p>3.2452830189</text:p>
          </table:table-cell>
          <table:table-cell table:number-columns-repeated="100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0" calcext:value-type="float">
            <text:p>10</text:p>
          </table:table-cell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0.138888888889" calcext:value-type="float">
            <text:p>0.1388888889</text:p>
          </table:table-cell>
          <table:table-cell office:value-type="float" office:value="0.156565656566" calcext:value-type="float">
            <text:p>0.1565656566</text:p>
          </table:table-cell>
          <table:table-cell table:formula="of:=[.H39]/10.037" office:value-type="float" office:value="0.0300773928916011" calcext:value-type="float">
            <text:p>0.0300773929</text:p>
          </table:table-cell>
          <table:table-cell office:value-type="float" office:value="0.301886792453" calcext:value-type="float">
            <text:p>0.30188679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47222222222" calcext:value-type="float">
            <text:p>0.2472222222</text:p>
          </table:table-cell>
          <table:table-cell office:value-type="float" office:value="0.256313131313" calcext:value-type="float">
            <text:p>0.2563131313</text:p>
          </table:table-cell>
          <table:table-cell table:formula="of:=[.R39]/10.037" office:value-type="float" office:value="0.0610947043110491" calcext:value-type="float">
            <text:p>0.0610947043</text:p>
          </table:table-cell>
          <table:table-cell office:value-type="float" office:value="0.61320754717" calcext:value-type="float">
            <text:p>0.6132075472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table:number-columns-repeated="2" office:value-type="float" office:value="0.0479797979798" calcext:value-type="float">
            <text:p>0.047979798</text:p>
          </table:table-cell>
          <table:table-cell table:formula="of:=[.R40]/10.037" office:value-type="float" office:value="0.0122189408622098" calcext:value-type="float">
            <text:p>0.0122189409</text:p>
          </table:table-cell>
          <table:table-cell office:value-type="float" office:value="0.122641509434" calcext:value-type="float">
            <text:p>0.1226415094</text:p>
          </table:table-cell>
          <table:table-cell table:number-columns-repeated="100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0.267959902051" calcext:value-type="float">
            <text:p>0.2679599021</text:p>
          </table:table-cell>
          <table:table-cell office:value-type="float" office:value="0.579797979798" calcext:value-type="float">
            <text:p>0.5797979798</text:p>
          </table:table-cell>
          <table:table-cell table:formula="of:=[.H41]/10.037" office:value-type="float" office:value="0.448341137790176" calcext:value-type="float">
            <text:p>0.4483411378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0.030303030303" calcext:value-type="float">
            <text:p>0.0303030303</text:p>
          </table:table-cell>
          <table:table-cell table:formula="of:=[.R41]/10.037" office:value-type="float" office:value="0.0187983705572382" calcext:value-type="float">
            <text:p>0.0187983706</text:p>
          </table:table-cell>
          <table:table-cell office:value-type="float" office:value="0.188679245283" calcext:value-type="float">
            <text:p>0.1886792453</text:p>
          </table:table-cell>
          <table:table-cell table:number-columns-repeated="1005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250" calcext:value-type="float">
            <text:p>250</text:p>
          </table:table-cell>
          <table:table-cell office:value-type="float" office:value="0.243253968254" calcext:value-type="float">
            <text:p>0.2432539683</text:p>
          </table:table-cell>
          <table:table-cell office:value-type="float" office:value="0.309090909091" calcext:value-type="float">
            <text:p>0.3090909091</text:p>
          </table:table-cell>
          <table:table-cell table:formula="of:=[.H42]/10.037" office:value-type="float" office:value="0.125949082733885" calcext:value-type="float">
            <text:p>0.1259490827</text:p>
          </table:table-cell>
          <table:table-cell office:value-type="float" office:value="1.2641509434" calcext:value-type="float">
            <text:p>1.2641509434</text:p>
          </table:table-cell>
          <table:table-cell table:number-columns-repeated="101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0.169696969697" calcext:value-type="float">
            <text:p>0.1696969697</text:p>
          </table:table-cell>
          <table:table-cell office:value-type="float" office:value="0.262626262626" calcext:value-type="float">
            <text:p>0.2626262626</text:p>
          </table:table-cell>
          <table:table-cell table:formula="of:=[.H43]/10.037" office:value-type="float" office:value="0.140047860651589" calcext:value-type="float">
            <text:p>0.1400478607</text:p>
          </table:table-cell>
          <table:table-cell office:value-type="float" office:value="1.40566037736" calcext:value-type="float">
            <text:p>1.405660377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304131054131" calcext:value-type="float">
            <text:p>0.3041310541</text:p>
          </table:table-cell>
          <table:table-cell office:value-type="float" office:value="0.651767676768" calcext:value-type="float">
            <text:p>0.6517676768</text:p>
          </table:table-cell>
          <table:table-cell table:formula="of:=[.R43]/10.037" office:value-type="float" office:value="0.332731158863206" calcext:value-type="float">
            <text:p>0.3327311589</text:p>
          </table:table-cell>
          <table:table-cell office:value-type="float" office:value="3.33962264151" calcext:value-type="float">
            <text:p>3.3396226415</text:p>
          </table:table-cell>
          <table:table-cell table:number-columns-repeated="1005"/>
        </table:table-row>
        <table:table-row table:style-name="ro1">
          <table:table-cell table:number-columns-repeated="9"/>
          <table:table-cell table:style-name="ce1" office:value-type="float" office:value="14" calcext:value-type="float">
            <text:p>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3000" calcext:value-type="float">
            <text:p>30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0.205808080808" calcext:value-type="float">
            <text:p>0.2058080808</text:p>
          </table:table-cell>
          <table:table-cell table:style-name="ce1" office:value-type="float" office:value="0.251262626263" calcext:value-type="float">
            <text:p>0.2512626263</text:p>
          </table:table-cell>
          <table:table-cell table:style-name="ce1" table:formula="of:=[.R44]/10.037" office:value-type="float" office:value="0.113730141871077" calcext:value-type="float">
            <text:p>0.1137301419</text:p>
          </table:table-cell>
          <table:table-cell table:style-name="ce1" office:value-type="float" office:value="1.14150943396" calcext:value-type="float">
            <text:p>1.141509434</text:p>
          </table:table-cell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250" calcext:value-type="float">
            <text:p>250</text:p>
          </table:table-cell>
          <table:table-cell office:value-type="float" office:value="0.136147186147" calcext:value-type="float">
            <text:p>0.1361471861</text:p>
          </table:table-cell>
          <table:table-cell office:value-type="float" office:value="0.228282828283" calcext:value-type="float">
            <text:p>0.2282828283</text:p>
          </table:table-cell>
          <table:table-cell table:formula="of:=[.H45]/10.037" office:value-type="float" office:value="0.211481668768556" calcext:value-type="float">
            <text:p>0.2114816688</text:p>
          </table:table-cell>
          <table:table-cell office:value-type="float" office:value="2.12264150943" calcext:value-type="float">
            <text:p>2.122641509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office:value-type="float" office:value="0.105555555556" calcext:value-type="float">
            <text:p>0.1055555556</text:p>
          </table:table-cell>
          <table:table-cell office:value-type="float" office:value="0.138888888889" calcext:value-type="float">
            <text:p>0.1388888889</text:p>
          </table:table-cell>
          <table:table-cell table:formula="of:=[.R45]/10.037" office:value-type="float" office:value="0.0845926675076218" calcext:value-type="float">
            <text:p>0.0845926675</text:p>
          </table:table-cell>
          <table:table-cell office:value-type="float" office:value="0.849056603774" calcext:value-type="float">
            <text:p>0.8490566038</text:p>
          </table:table-cell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float" office:value="0.124473758565" calcext:value-type="float">
            <text:p>0.1244737586</text:p>
          </table:table-cell>
          <table:table-cell office:value-type="float" office:value="0.591666666667" calcext:value-type="float">
            <text:p>0.5916666667</text:p>
          </table:table-cell>
          <table:table-cell table:formula="of:=[.H46]/10.037" office:value-type="float" office:value="0.719977592342333" calcext:value-type="float">
            <text:p>0.7199775923</text:p>
          </table:table-cell>
          <table:table-cell office:value-type="float" office:value="7.22641509434" calcext:value-type="float">
            <text:p>7.2264150943</text:p>
          </table:table-cell>
          <table:table-cell table:number-columns-repeated="1015"/>
        </table:table-row>
        <table:table-row table:style-name="ro1">
          <table:table-cell table:number-columns-repeated="9"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" calcext:value-type="float">
            <text:p>100</text:p>
          </table:table-cell>
          <table:table-cell office:value-type="float" office:value="0.233164983165" calcext:value-type="float">
            <text:p>0.2331649832</text:p>
          </table:table-cell>
          <table:table-cell office:value-type="float" office:value="0.538636363636" calcext:value-type="float">
            <text:p>0.5386363636</text:p>
          </table:table-cell>
          <table:table-cell table:formula="of:=[.R47]/10.037" office:value-type="float" office:value="0.330851321807313" calcext:value-type="float">
            <text:p>0.3308513218</text:p>
          </table:table-cell>
          <table:table-cell office:value-type="float" office:value="3.32075471698" calcext:value-type="float">
            <text:p>3.320754717</text:p>
          </table:table-cell>
          <table:table-cell table:number-columns-repeated="1005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123394660895" calcext:value-type="float">
            <text:p>0.1233946609</text:p>
          </table:table-cell>
          <table:table-cell office:value-type="float" office:value="0.709595959596" calcext:value-type="float">
            <text:p>0.7095959596</text:p>
          </table:table-cell>
          <table:table-cell table:formula="of:=[.H48]/10.037" office:value-type="float" office:value="1.0000733136495" calcext:value-type="float">
            <text:p>1.0000733136</text:p>
          </table:table-cell>
          <table:table-cell office:value-type="float" office:value="10.0377358491" calcext:value-type="float">
            <text:p>10.037735849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221464646465" calcext:value-type="float">
            <text:p>0.2214646465</text:p>
          </table:table-cell>
          <table:table-cell office:value-type="float" office:value="0.536111111111" calcext:value-type="float">
            <text:p>0.5361111111</text:p>
          </table:table-cell>
          <table:table-cell table:formula="of:=[.R48]/10.037" office:value-type="float" office:value="0.303593684499352" calcext:value-type="float">
            <text:p>0.3035936845</text:p>
          </table:table-cell>
          <table:table-cell office:value-type="float" office:value="3.04716981132" calcext:value-type="float">
            <text:p>3.0471698113</text:p>
          </table:table-cell>
          <table:table-cell table:number-columns-repeated="1005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0.0763850627487" calcext:value-type="float">
            <text:p>0.0763850627</text:p>
          </table:table-cell>
          <table:table-cell office:value-type="float" office:value="0.477272727273" calcext:value-type="float">
            <text:p>0.4772727273</text:p>
          </table:table-cell>
          <table:table-cell table:formula="of:=[.H49]/10.037" office:value-type="float" office:value="0.621286146916409" calcext:value-type="float">
            <text:p>0.6212861469</text:p>
          </table:table-cell>
          <table:table-cell office:value-type="float" office:value="6.2358490566" calcext:value-type="float">
            <text:p>6.235849056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750" calcext:value-type="float">
            <text:p>750</text:p>
          </table:table-cell>
          <table:table-cell office:value-type="float" office:value="0.161616161616" calcext:value-type="float">
            <text:p>0.1616161616</text:p>
          </table:table-cell>
          <table:table-cell office:value-type="float" office:value="0.257575757576" calcext:value-type="float">
            <text:p>0.2575757576</text:p>
          </table:table-cell>
          <table:table-cell table:formula="of:=[.R49]/10.037" office:value-type="float" office:value="0.127828919788781" calcext:value-type="float">
            <text:p>0.1278289198</text:p>
          </table:table-cell>
          <table:table-cell office:value-type="float" office:value="1.28301886792" calcext:value-type="float">
            <text:p>1.2830188679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3000" calcext:value-type="float">
            <text:p>3000</text:p>
          </table:table-cell>
          <table:table-cell office:value-type="float" office:value="1000" calcext:value-type="float">
            <text:p>1000</text:p>
          </table:table-cell>
          <table:table-cell office:value-type="float" office:value="0.156385281385" calcext:value-type="float">
            <text:p>0.1563852814</text:p>
          </table:table-cell>
          <table:table-cell office:value-type="float" office:value="0.459090909091" calcext:value-type="float">
            <text:p>0.4590909091</text:p>
          </table:table-cell>
          <table:table-cell table:formula="of:=[.R50]/10.037" office:value-type="float" office:value="0.44458146367839" calcext:value-type="float">
            <text:p>0.4445814637</text:p>
          </table:table-cell>
          <table:table-cell office:value-type="float" office:value="4.46226415094" calcext:value-type="float">
            <text:p>4.4622641509</text:p>
          </table:table-cell>
          <table:table-cell table:number-columns-repeated="1005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9"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250" calcext:value-type="float">
            <text:p>250</text:p>
          </table:table-cell>
          <table:table-cell office:value-type="float" office:value="0.184343434343" calcext:value-type="float">
            <text:p>0.1843434343</text:p>
          </table:table-cell>
          <table:table-cell office:value-type="float" office:value="0.238383838384" calcext:value-type="float">
            <text:p>0.2383838384</text:p>
          </table:table-cell>
          <table:table-cell table:formula="of:=[.R52]/10.037" office:value-type="float" office:value="0.0733136451732589" calcext:value-type="float">
            <text:p>0.0733136452</text:p>
          </table:table-cell>
          <table:table-cell office:value-type="float" office:value="0.735849056604" calcext:value-type="float">
            <text:p>0.7358490566</text:p>
          </table:table-cell>
          <table:table-cell table:number-columns-repeated="1005"/>
        </table:table-row>
        <table:table-row table:style-name="ro1">
          <table:table-cell table:number-columns-repeated="9"/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00" calcext:value-type="float">
            <text:p>3000</text:p>
          </table:table-cell>
          <table:table-cell office:value-type="float" office:value="500" calcext:value-type="float">
            <text:p>500</text:p>
          </table:table-cell>
          <table:table-cell office:value-type="float" office:value="0.122390572391" calcext:value-type="float">
            <text:p>0.1223905724</text:p>
          </table:table-cell>
          <table:table-cell office:value-type="float" office:value="0.25202020202" calcext:value-type="float">
            <text:p>0.252020202</text:p>
          </table:table-cell>
          <table:table-cell table:formula="of:=[.R53]/10.037" office:value-type="float" office:value="0.200202646434193" calcext:value-type="float">
            <text:p>0.2002026464</text:p>
          </table:table-cell>
          <table:table-cell office:value-type="float" office:value="2.00943396226" calcext:value-type="float">
            <text:p>2.0094339623</text:p>
          </table:table-cell>
          <table:table-cell table:number-columns-repeated="1005"/>
        </table:table-row>
      </table:table>
      <table:named-expressions/>
      <table:database-ranges>
        <table:database-range table:name="__Anonymous_Sheet_DB__0" table:target-range-address="'ka-correctness'.A1:'ka-correctness'.I78">
          <table:sort>
            <table:sort-by table:field-number="7" table:order="descending" table:data-type="automatic"/>
          </table:sort>
        </table:database-range>
        <table:database-range table:name="__Anonymous_Sheet_DB__1" table:target-range-address="Sheet2.J27:Sheet2.R4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0/00/0000</text:date>, <text:time style:data-style-name="N2" text:time-value="13:19:46.5799536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3:31:46.666887070</dc:date>
    <dc:creator>Michel Rouly</dc:creator>
    <meta:editing-duration>P3DT14H1M23S</meta:editing-duration>
    <meta:editing-cycles>3</meta:editing-cycles>
    <meta:generator>LibreOffice/4.3.6.2$Linux_X86_64 LibreOffice_project/430m0$Build-2</meta:generator>
    <meta:document-statistic meta:table-count="2" meta:cell-count="182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fals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5.14cm" svg:height="9cm" xlink:href=".." xlink:type="simple" chart:class="chart:bar" chart:style-name="ch1">
        <chart:title svg:x="13.756cm" svg:y="0.316cm" chart:style-name="ch2">
          <text:p>Performance over multiple experiments</text:p>
        </chart:title>
        <chart:legend chart:legend-position="end" svg:x="30.39cm" svg:y="3.703cm" style:legend-expansion="high" chart:style-name="ch3"/>
        <chart:plot-area chart:style-name="ch4" table:cell-range-address="'ka-correctness'.A2:'ka-correctness'.A88 'ka-correctness'.F1:'ka-correctness'.H88" chart:data-source-has-labels="both" svg:x="0.702cm" svg:y="1.275cm" svg:width="28.986cm" svg:height="6.564cm">
          <chartooo:coordinate-region svg:x="1.429cm" svg:y="1.475cm" svg:width="28.259cm" svg:height="6.165cm"/>
          <chart:axis chart:dimension="x" chart:name="primary-x" chart:style-name="ch5" chartooo:axis-type="auto">
            <chartooo:date-scale/>
            <chart:title svg:x="14.185cm" svg:y="8.019cm" chart:style-name="ch6">
              <text:p>Result Set ID</text:p>
            </chart:title>
            <chart:categories table:cell-range-address="'ka-correctness'.A2:'ka-correctness'.A8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'ka-correctness'.F2:'ka-correctness'.F88" chart:label-cell-address="'ka-correctness'.F1:'ka-correctness'.F1" chart:class="chart:bar">
            <chart:data-point chart:repeated="87"/>
          </chart:series>
          <chart:series chart:style-name="ch10" chart:values-cell-range-address="'ka-correctness'.G2:'ka-correctness'.G88" chart:label-cell-address="'ka-correctness'.G1:'ka-correctness'.G1" chart:class="chart:bar">
            <chart:data-point chart:repeated="87"/>
          </chart:series>
          <chart:series chart:style-name="ch11" chart:values-cell-range-address="'ka-correctness'.H2:'ka-correctness'.H88" chart:label-cell-address="'ka-correctness'.H1:'ka-correctness'.H1" chart:class="chart:bar">
            <chart:data-point chart:repeated="8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ccard</text:p>
                <draw:g>
                  <svg:desc>'ka-correctness'.F1:'ka-correctness'.F1</svg:desc>
                </draw:g>
              </table:table-cell>
              <table:table-cell office:value-type="string">
                <text:p>Percent</text:p>
                <draw:g>
                  <svg:desc>'ka-correctness'.G1:'ka-correctness'.G1</svg:desc>
                </draw:g>
              </table:table-cell>
              <table:table-cell office:value-type="string">
                <text:p>Normalized Average Count</text:p>
                <draw:g>
                  <svg:desc>'ka-correctness'.H1:'ka-correctness'.H1</svg:desc>
                </draw:g>
              </table:table-cell>
            </table:table-row>
          </table:table-header-rows>
          <table:table-rows>
            <table:table-row>
              <table:table-cell office:value-type="float" office:value="38">
                <text:p>40</text:p>
                <draw:g>
                  <svg:desc>'ka-correctness'.A2:'ka-correctness'.A88</svg:desc>
                </draw:g>
              </table:table-cell>
              <table:table-cell office:value-type="float" office:value="0.123394660895">
                <text:p>0.123394660895</text:p>
                <draw:g>
                  <svg:desc>'ka-correctness'.F2:'ka-correctness'.F88</svg:desc>
                </draw:g>
              </table:table-cell>
              <table:table-cell office:value-type="float" office:value="0.709595959596">
                <text:p>0.709595959596</text:p>
                <draw:g>
                  <svg:desc>'ka-correctness'.G2:'ka-correctness'.G88</svg:desc>
                </draw:g>
              </table:table-cell>
              <table:table-cell office:value-type="float" office:value="1.0000733136495">
                <text:p>1.0000733136495</text:p>
                <draw:g>
                  <svg:desc>'ka-correctness'.H2:'ka-correctness'.H88</svg:desc>
                </draw:g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24473758565">
                <text:p>0.124473758565</text:p>
              </table:table-cell>
              <table:table-cell office:value-type="float" office:value="0.591666666667">
                <text:p>0.591666666667</text:p>
              </table:table-cell>
              <table:table-cell office:value-type="float" office:value="0.719977592342333">
                <text:p>0.7199775923423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763850627487">
                <text:p>0.0763850627487</text:p>
              </table:table-cell>
              <table:table-cell office:value-type="float" office:value="0.477272727273">
                <text:p>0.477272727273</text:p>
              </table:table-cell>
              <table:table-cell office:value-type="float" office:value="0.621286146916409">
                <text:p>0.621286146916409</text:p>
              </table:table-cell>
            </table:table-row>
            <table:table-row>
              <table:table-cell office:value-type="float" office:value="32">
                <text:p>30</text:p>
              </table:table-cell>
              <table:table-cell office:value-type="float" office:value="0.267959902051">
                <text:p>0.267959902051</text:p>
              </table:table-cell>
              <table:table-cell office:value-type="float" office:value="0.579797979798">
                <text:p>0.579797979798</text:p>
              </table:table-cell>
              <table:table-cell office:value-type="float" office:value="0.448341137790176">
                <text:p>0.44834113779017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.156385281385">
                <text:p>0.156385281385</text:p>
              </table:table-cell>
              <table:table-cell office:value-type="float" office:value="0.459090909091">
                <text:p>0.459090909091</text:p>
              </table:table-cell>
              <table:table-cell office:value-type="float" office:value="0.44458146367839">
                <text:p>0.4445814636783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304131054131">
                <text:p>0.304131054131</text:p>
              </table:table-cell>
              <table:table-cell office:value-type="float" office:value="0.651767676768">
                <text:p>0.651767676768</text:p>
              </table:table-cell>
              <table:table-cell office:value-type="float" office:value="0.332731158863206">
                <text:p>0.33273115886320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233164983165">
                <text:p>0.233164983165</text:p>
              </table:table-cell>
              <table:table-cell office:value-type="float" office:value="0.538636363636">
                <text:p>0.538636363636</text:p>
              </table:table-cell>
              <table:table-cell office:value-type="float" office:value="0.330851321807313">
                <text:p>0.330851321807313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165223665224">
                <text:p>0.165223665224</text:p>
              </table:table-cell>
              <table:table-cell office:value-type="float" office:value="0.493939393939">
                <text:p>0.493939393939</text:p>
              </table:table-cell>
              <table:table-cell office:value-type="float" office:value="0.323331973584736">
                <text:p>0.323331973584736</text:p>
              </table:table-cell>
            </table:table-row>
            <table:table-row>
              <table:table-cell office:value-type="float" office:value="56">
                <text:p>60</text:p>
              </table:table-cell>
              <table:table-cell office:value-type="float" office:value="0.166750841751">
                <text:p>0.166750841751</text:p>
              </table:table-cell>
              <table:table-cell office:value-type="float" office:value="0.456565656566">
                <text:p>0.456565656566</text:p>
              </table:table-cell>
              <table:table-cell office:value-type="float" office:value="0.305473521555246">
                <text:p>0.30547352155524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0.221464646465">
                <text:p>0.221464646465</text:p>
              </table:table-cell>
              <table:table-cell office:value-type="float" office:value="0.536111111111">
                <text:p>0.536111111111</text:p>
              </table:table-cell>
              <table:table-cell office:value-type="float" office:value="0.303593684499352">
                <text:p>0.303593684499352</text:p>
              </table:table-cell>
            </table:table-row>
            <table:table-row>
              <table:table-cell office:value-type="float" office:value="73">
                <text:p>70</text:p>
              </table:table-cell>
              <table:table-cell office:value-type="float" office:value="0.192676767677">
                <text:p>0.192676767677</text:p>
              </table:table-cell>
              <table:table-cell office:value-type="float" office:value="0.333838383838">
                <text:p>0.333838383838</text:p>
              </table:table-cell>
              <table:table-cell office:value-type="float" office:value="0.234979631965727">
                <text:p>0.23497963196572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239634439634">
                <text:p>0.239634439634</text:p>
              </table:table-cell>
              <table:table-cell office:value-type="float" office:value="0.418686868687">
                <text:p>0.418686868687</text:p>
              </table:table-cell>
              <table:table-cell office:value-type="float" office:value="0.224640528158812">
                <text:p>0.224640528158812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0.136147186147">
                <text:p>0.136147186147</text:p>
              </table:table-cell>
              <table:table-cell office:value-type="float" office:value="0.228282828283">
                <text:p>0.228282828283</text:p>
              </table:table-cell>
              <table:table-cell office:value-type="float" office:value="0.211481668768556">
                <text:p>0.211481668768556</text:p>
              </table:table-cell>
            </table:table-row>
            <table:table-row>
              <table:table-cell office:value-type="float" office:value="89">
                <text:p>90</text:p>
              </table:table-cell>
              <table:table-cell office:value-type="float" office:value="0.206818181818">
                <text:p>0.206818181818</text:p>
              </table:table-cell>
              <table:table-cell office:value-type="float" office:value="0.281565656566">
                <text:p>0.281565656566</text:p>
              </table:table-cell>
              <table:table-cell office:value-type="float" office:value="0.205842157601873">
                <text:p>0.20584215760187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.122390572391">
                <text:p>0.122390572391</text:p>
              </table:table-cell>
              <table:table-cell office:value-type="float" office:value="0.25202020202">
                <text:p>0.25202020202</text:p>
              </table:table-cell>
              <table:table-cell office:value-type="float" office:value="0.200202646434193">
                <text:p>0.200202646434193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.210606060606">
                <text:p>0.210606060606</text:p>
              </table:table-cell>
              <table:table-cell office:value-type="float" office:value="0.408080808081">
                <text:p>0.408080808081</text:p>
              </table:table-cell>
              <table:table-cell office:value-type="float" office:value="0.199262727906745">
                <text:p>0.199262727906745</text:p>
              </table:table-cell>
            </table:table-row>
            <table:table-row>
              <table:table-cell office:value-type="float" office:value="77">
                <text:p>80</text:p>
              </table:table-cell>
              <table:table-cell office:value-type="float" office:value="0.280952380952">
                <text:p>0.280952380952</text:p>
              </table:table-cell>
              <table:table-cell office:value-type="float" office:value="0.393434343434">
                <text:p>0.393434343434</text:p>
              </table:table-cell>
              <table:table-cell office:value-type="float" office:value="0.179524438821361">
                <text:p>0.179524438821361</text:p>
              </table:table-cell>
            </table:table-row>
            <table:table-row>
              <table:table-cell office:value-type="float" office:value="83">
                <text:p>80</text:p>
              </table:table-cell>
              <table:table-cell office:value-type="float" office:value="0.271212121212">
                <text:p>0.271212121212</text:p>
              </table:table-cell>
              <table:table-cell office:value-type="float" office:value="0.359595959596">
                <text:p>0.359595959596</text:p>
              </table:table-cell>
              <table:table-cell office:value-type="float" office:value="0.159786149736973">
                <text:p>0.159786149736973</text:p>
              </table:table-cell>
            </table:table-row>
            <table:table-row>
              <table:table-cell office:value-type="float" office:value="63">
                <text:p>60</text:p>
              </table:table-cell>
              <table:table-cell office:value-type="float" office:value="0.282647907648">
                <text:p>0.282647907648</text:p>
              </table:table-cell>
              <table:table-cell office:value-type="float" office:value="0.384595959596">
                <text:p>0.384595959596</text:p>
              </table:table-cell>
              <table:table-cell office:value-type="float" office:value="0.15790631268108">
                <text:p>0.15790631268108</text:p>
              </table:table-cell>
            </table:table-row>
            <table:table-row>
              <table:table-cell office:value-type="float" office:value="66">
                <text:p>70</text:p>
              </table:table-cell>
              <table:table-cell office:value-type="float" office:value="0.192171717172">
                <text:p>0.192171717172</text:p>
              </table:table-cell>
              <table:table-cell office:value-type="float" office:value="0.32297979798">
                <text:p>0.32297979798</text:p>
              </table:table-cell>
              <table:table-cell office:value-type="float" office:value="0.15790631268108">
                <text:p>0.15790631268108</text:p>
              </table:table-cell>
            </table:table-row>
            <table:table-row>
              <table:table-cell office:value-type="float" office:value="57">
                <text:p>60</text:p>
              </table:table-cell>
              <table:table-cell office:value-type="float" office:value="0.252272727273">
                <text:p>0.252272727273</text:p>
              </table:table-cell>
              <table:table-cell office:value-type="float" office:value="0.300252525253">
                <text:p>0.300252525253</text:p>
              </table:table-cell>
              <table:table-cell office:value-type="float" office:value="0.156966394152635">
                <text:p>0.156966394152635</text:p>
              </table:table-cell>
            </table:table-row>
            <table:table-row>
              <table:table-cell office:value-type="float" office:value="74">
                <text:p>70</text:p>
              </table:table-cell>
              <table:table-cell office:value-type="float" office:value="0.0585858585859">
                <text:p>0.0585858585859</text:p>
              </table:table-cell>
              <table:table-cell office:value-type="float" office:value="0.0820707070707">
                <text:p>0.0820707070707</text:p>
              </table:table-cell>
              <table:table-cell office:value-type="float" office:value="0.149447045930059">
                <text:p>0.149447045930059</text:p>
              </table:table-cell>
            </table:table-row>
            <table:table-row>
              <table:table-cell office:value-type="float" office:value="94">
                <text:p>90</text:p>
              </table:table-cell>
              <table:table-cell office:value-type="float" office:value="0.257070707071">
                <text:p>0.257070707071</text:p>
              </table:table-cell>
              <table:table-cell office:value-type="float" office:value="0.343434343434">
                <text:p>0.343434343434</text:p>
              </table:table-cell>
              <table:table-cell office:value-type="float" office:value="0.140987779179038">
                <text:p>0.140987779179038</text:p>
              </table:table-cell>
            </table:table-row>
            <table:table-row>
              <table:table-cell office:value-type="float" office:value="34">
                <text:p>30</text:p>
              </table:table-cell>
              <table:table-cell office:value-type="float" office:value="0.169696969697">
                <text:p>0.169696969697</text:p>
              </table:table-cell>
              <table:table-cell office:value-type="float" office:value="0.262626262626">
                <text:p>0.262626262626</text:p>
              </table:table-cell>
              <table:table-cell office:value-type="float" office:value="0.140047860651589">
                <text:p>0.140047860651589</text:p>
              </table:table-cell>
            </table:table-row>
            <table:table-row>
              <table:table-cell office:value-type="float" office:value="42">
                <text:p>40</text:p>
              </table:table-cell>
              <table:table-cell office:value-type="float" office:value="0.242604617605">
                <text:p>0.242604617605</text:p>
              </table:table-cell>
              <table:table-cell office:value-type="float" office:value="0.40404040404">
                <text:p>0.40404040404</text:p>
              </table:table-cell>
              <table:table-cell office:value-type="float" office:value="0.138168023595696">
                <text:p>0.138168023595696</text:p>
              </table:table-cell>
            </table:table-row>
            <table:table-row>
              <table:table-cell office:value-type="float" office:value="48">
                <text:p>50</text:p>
              </table:table-cell>
              <table:table-cell office:value-type="float" office:value="0.147474747475">
                <text:p>0.147474747475</text:p>
              </table:table-cell>
              <table:table-cell office:value-type="float" office:value="0.179292929293">
                <text:p>0.179292929293</text:p>
              </table:table-cell>
              <table:table-cell office:value-type="float" office:value="0.135348268012354">
                <text:p>0.135348268012354</text:p>
              </table:table-cell>
            </table:table-row>
            <table:table-row>
              <table:table-cell office:value-type="float" office:value="29">
                <text:p>30</text:p>
              </table:table-cell>
              <table:table-cell office:value-type="float" office:value="0.311147186147">
                <text:p>0.311147186147</text:p>
              </table:table-cell>
              <table:table-cell office:value-type="float" office:value="0.436111111111">
                <text:p>0.436111111111</text:p>
              </table:table-cell>
              <table:table-cell office:value-type="float" office:value="0.133468430956461">
                <text:p>0.13346843095646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201515151515">
                <text:p>0.201515151515</text:p>
              </table:table-cell>
              <table:table-cell office:value-type="float" office:value="0.284848484848">
                <text:p>0.284848484848</text:p>
              </table:table-cell>
              <table:table-cell office:value-type="float" office:value="0.131588593900568">
                <text:p>0.13158859390056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0.161616161616">
                <text:p>0.161616161616</text:p>
              </table:table-cell>
              <table:table-cell office:value-type="float" office:value="0.257575757576">
                <text:p>0.257575757576</text:p>
              </table:table-cell>
              <table:table-cell office:value-type="float" office:value="0.127828919788781">
                <text:p>0.127828919788781</text:p>
              </table:table-cell>
            </table:table-row>
            <table:table-row>
              <table:table-cell office:value-type="float" office:value="33">
                <text:p>30</text:p>
              </table:table-cell>
              <table:table-cell office:value-type="float" office:value="0.243253968254">
                <text:p>0.243253968254</text:p>
              </table:table-cell>
              <table:table-cell office:value-type="float" office:value="0.309090909091">
                <text:p>0.309090909091</text:p>
              </table:table-cell>
              <table:table-cell office:value-type="float" office:value="0.125949082733885">
                <text:p>0.1259490827338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205808080808">
                <text:p>0.205808080808</text:p>
              </table:table-cell>
              <table:table-cell office:value-type="float" office:value="0.251262626263">
                <text:p>0.251262626263</text:p>
              </table:table-cell>
              <table:table-cell office:value-type="float" office:value="0.113730141871077">
                <text:p>0.113730141871077</text:p>
              </table:table-cell>
            </table:table-row>
            <table:table-row>
              <table:table-cell office:value-type="float" office:value="51">
                <text:p>50</text:p>
              </table:table-cell>
              <table:table-cell office:value-type="float" office:value="0.261952861953">
                <text:p>0.261952861953</text:p>
              </table:table-cell>
              <table:table-cell office:value-type="float" office:value="0.308838383838">
                <text:p>0.308838383838</text:p>
              </table:table-cell>
              <table:table-cell office:value-type="float" office:value="0.111850304815184">
                <text:p>0.111850304815184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0.255050505051">
                <text:p>0.255050505051</text:p>
              </table:table-cell>
              <table:table-cell office:value-type="float" office:value="0.328282828283">
                <text:p>0.328282828283</text:p>
              </table:table-cell>
              <table:table-cell office:value-type="float" office:value="0.105270875120056">
                <text:p>0.105270875120056</text:p>
              </table:table-cell>
            </table:table-row>
            <table:table-row>
              <table:table-cell office:value-type="float" office:value="72">
                <text:p>70</text:p>
              </table:table-cell>
              <table:table-cell office:value-type="float" office:value="0.163636363636">
                <text:p>0.163636363636</text:p>
              </table:table-cell>
              <table:table-cell office:value-type="float" office:value="0.214646464646">
                <text:p>0.214646464646</text:p>
              </table:table-cell>
              <table:table-cell office:value-type="float" office:value="0.102451119536714">
                <text:p>0.102451119536714</text:p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0.24114959115">
                <text:p>0.24114959115</text:p>
              </table:table-cell>
              <table:table-cell office:value-type="float" office:value="0.305050505051">
                <text:p>0.305050505051</text:p>
              </table:table-cell>
              <table:table-cell office:value-type="float" office:value="0.0977515268976786">
                <text:p>0.0977515268976786</text:p>
              </table:table-cell>
            </table:table-row>
            <table:table-row>
              <table:table-cell office:value-type="float" office:value="52">
                <text:p>50</text:p>
              </table:table-cell>
              <table:table-cell office:value-type="float" office:value="0.22601010101">
                <text:p>0.22601010101</text:p>
              </table:table-cell>
              <table:table-cell office:value-type="float" office:value="0.27904040404">
                <text:p>0.27904040404</text:p>
              </table:table-cell>
              <table:table-cell office:value-type="float" office:value="0.0902321786747036">
                <text:p>0.0902321786747036</text:p>
              </table:table-cell>
            </table:table-row>
            <table:table-row>
              <table:table-cell office:value-type="float" office:value="67">
                <text:p>70</text:p>
              </table:table-cell>
              <table:table-cell office:value-type="float" office:value="0.170707070707">
                <text:p>0.170707070707</text:p>
              </table:table-cell>
              <table:table-cell office:value-type="float" office:value="0.176767676768">
                <text:p>0.176767676768</text:p>
              </table:table-cell>
              <table:table-cell office:value-type="float" office:value="0.0864725045633157">
                <text:p>0.0864725045633157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105555555556">
                <text:p>0.105555555556</text:p>
              </table:table-cell>
              <table:table-cell office:value-type="float" office:value="0.138888888889">
                <text:p>0.138888888889</text:p>
              </table:table-cell>
              <table:table-cell office:value-type="float" office:value="0.0845926675076218">
                <text:p>0.084592667507621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0896464646465">
                <text:p>0.0896464646465</text:p>
              </table:table-cell>
              <table:table-cell office:value-type="float" office:value="0.104797979798">
                <text:p>0.104797979798</text:p>
              </table:table-cell>
              <table:table-cell office:value-type="float" office:value="0.0808329933961343">
                <text:p>0.0808329933961343</text:p>
              </table:table-cell>
            </table:table-row>
            <table:table-row>
              <table:table-cell office:value-type="float" office:value="87">
                <text:p>90</text:p>
              </table:table-cell>
              <table:table-cell office:value-type="float" office:value="0.167676767677">
                <text:p>0.167676767677</text:p>
              </table:table-cell>
              <table:table-cell office:value-type="float" office:value="0.217171717172">
                <text:p>0.217171717172</text:p>
              </table:table-cell>
              <table:table-cell office:value-type="float" office:value="0.0798930748682873">
                <text:p>0.0798930748682873</text:p>
              </table:table-cell>
            </table:table-row>
            <table:table-row>
              <table:table-cell office:value-type="float" office:value="64">
                <text:p>60</text:p>
              </table:table-cell>
              <table:table-cell office:value-type="float" office:value="0.18771043771">
                <text:p>0.18771043771</text:p>
              </table:table-cell>
              <table:table-cell office:value-type="float" office:value="0.224494949495">
                <text:p>0.224494949495</text:p>
              </table:table-cell>
              <table:table-cell office:value-type="float" office:value="0.0780132378125934">
                <text:p>0.0780132378125934</text:p>
              </table:table-cell>
            </table:table-row>
            <table:table-row>
              <table:table-cell office:value-type="float" office:value="58">
                <text:p>60</text:p>
              </table:table-cell>
              <table:table-cell office:value-type="float" office:value="0.10404040404">
                <text:p>0.10404040404</text:p>
              </table:table-cell>
              <table:table-cell office:value-type="float" office:value="0.120707070707">
                <text:p>0.120707070707</text:p>
              </table:table-cell>
              <table:table-cell office:value-type="float" office:value="0.0780132378125934">
                <text:p>0.078013237812593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184343434343">
                <text:p>0.184343434343</text:p>
              </table:table-cell>
              <table:table-cell office:value-type="float" office:value="0.238383838384">
                <text:p>0.238383838384</text:p>
              </table:table-cell>
              <table:table-cell office:value-type="float" office:value="0.0733136451732589">
                <text:p>0.073313645173258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247222222222">
                <text:p>0.247222222222</text:p>
              </table:table-cell>
              <table:table-cell office:value-type="float" office:value="0.256313131313">
                <text:p>0.256313131313</text:p>
              </table:table-cell>
              <table:table-cell office:value-type="float" office:value="0.0610947043110491">
                <text:p>0.0610947043110491</text:p>
              </table:table-cell>
            </table:table-row>
            <table:table-row>
              <table:table-cell office:value-type="float" office:value="49">
                <text:p>50</text:p>
              </table:table-cell>
              <table:table-cell office:value-type="float" office:value="0.157575757576">
                <text:p>0.157575757576</text:p>
              </table:table-cell>
              <table:table-cell office:value-type="float" office:value="0.220707070707">
                <text:p>0.220707070707</text:p>
              </table:table-cell>
              <table:table-cell office:value-type="float" office:value="0.0592148672553552">
                <text:p>0.0592148672553552</text:p>
              </table:table-cell>
            </table:table-row>
            <table:table-row>
              <table:table-cell office:value-type="float" office:value="46">
                <text:p>50</text:p>
              </table:table-cell>
              <table:table-cell office:value-type="float" office:value="0.156565656566">
                <text:p>0.156565656566</text:p>
              </table:table-cell>
              <table:table-cell office:value-type="float" office:value="0.161616161616">
                <text:p>0.161616161616</text:p>
              </table:table-cell>
              <table:table-cell office:value-type="float" office:value="0.0554551931438677">
                <text:p>0.0554551931438677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0.160101010101">
                <text:p>0.160101010101</text:p>
              </table:table-cell>
              <table:table-cell office:value-type="float" office:value="0.192929292929">
                <text:p>0.192929292929</text:p>
              </table:table-cell>
              <table:table-cell office:value-type="float" office:value="0.0516955190323802">
                <text:p>0.0516955190323802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.217171717172">
                <text:p>0.217171717172</text:p>
              </table:table-cell>
              <table:table-cell office:value-type="float" office:value="0.222222222222">
                <text:p>0.222222222222</text:p>
              </table:table-cell>
              <table:table-cell office:value-type="float" office:value="0.0498156819766863">
                <text:p>0.049815681976686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432362522816579">
                <text:p>0.0432362522816579</text:p>
              </table:table-cell>
            </table:table-row>
            <table:table-row>
              <table:table-cell office:value-type="float" office:value="61">
                <text:p>60</text:p>
              </table:table-cell>
              <table:table-cell office:value-type="float" office:value="0.146464646465">
                <text:p>0.146464646465</text:p>
              </table:table-cell>
              <table:table-cell office:value-type="float" office:value="0.176767676768">
                <text:p>0.176767676768</text:p>
              </table:table-cell>
              <table:table-cell office:value-type="float" office:value="0.0413564152259639">
                <text:p>0.0413564152259639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26767676768">
                <text:p>0.126767676768</text:p>
              </table:table-cell>
              <table:table-cell office:value-type="float" office:value="0.144949494949">
                <text:p>0.144949494949</text:p>
              </table:table-cell>
              <table:table-cell office:value-type="float" office:value="0.0413564152259639">
                <text:p>0.0413564152259639</text:p>
              </table:table-cell>
            </table:table-row>
            <table:table-row>
              <table:table-cell office:value-type="float" office:value="78">
                <text:p>80</text:p>
              </table:table-cell>
              <table:table-cell office:value-type="float" office:value="0.103535353535">
                <text:p>0.103535353535</text:p>
              </table:table-cell>
              <table:table-cell office:value-type="float" office:value="0.137373737374">
                <text:p>0.137373737374</text:p>
              </table:table-cell>
              <table:table-cell office:value-type="float" office:value="0.0413564152259639">
                <text:p>0.0413564152259639</text:p>
              </table:table-cell>
            </table:table-row>
            <table:table-row>
              <table:table-cell office:value-type="float" office:value="84">
                <text:p>80</text:p>
              </table:table-cell>
              <table:table-cell office:value-type="float" office:value="0.191919191919">
                <text:p>0.191919191919</text:p>
              </table:table-cell>
              <table:table-cell office:value-type="float" office:value="0.194444444444">
                <text:p>0.194444444444</text:p>
              </table:table-cell>
              <table:table-cell office:value-type="float" office:value="0.0404164966980173">
                <text:p>0.0404164966980173</text:p>
              </table:table-cell>
            </table:table-row>
            <table:table-row>
              <table:table-cell office:value-type="float" office:value="31">
                <text:p>30</text:p>
              </table:table-cell>
              <table:table-cell office:value-type="float" office:value="0.138888888889">
                <text:p>0.138888888889</text:p>
              </table:table-cell>
              <table:table-cell office:value-type="float" office:value="0.156565656566">
                <text:p>0.156565656566</text:p>
              </table:table-cell>
              <table:table-cell office:value-type="float" office:value="0.0300773928916011">
                <text:p>0.0300773928916011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291374743637541">
                <text:p>0.029137474363754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187983705572382">
                <text:p>0.0187983705572382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.0631313131313">
                <text:p>0.0631313131313</text:p>
              </table:table-cell>
              <table:table-cell office:value-type="float" office:value="0.0631313131313">
                <text:p>0.0631313131313</text:p>
              </table:table-cell>
              <table:table-cell office:value-type="float" office:value="0.0140987779179038">
                <text:p>0.0140987779179038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.0631313131313">
                <text:p>0.0631313131313</text:p>
              </table:table-cell>
              <table:table-cell office:value-type="float" office:value="0.0631313131313">
                <text:p>0.0631313131313</text:p>
              </table:table-cell>
              <table:table-cell office:value-type="float" office:value="0.0131588593900568">
                <text:p>0.0131588593900568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0479797979798">
                <text:p>0.0479797979798</text:p>
              </table:table-cell>
              <table:table-cell office:value-type="float" office:value="0.0479797979798">
                <text:p>0.0479797979798</text:p>
              </table:table-cell>
              <table:table-cell office:value-type="float" office:value="0.0122189408622098">
                <text:p>0.0122189408622098</text:p>
              </table:table-cell>
            </table:table-row>
            <table:table-row>
              <table:table-cell office:value-type="float" office:value="79">
                <text:p>80</text:p>
              </table:table-cell>
              <table:table-cell office:value-type="float" office:value="0.0631313131313">
                <text:p>0.0631313131313</text:p>
              </table:table-cell>
              <table:table-cell office:value-type="float" office:value="0.0631313131313">
                <text:p>0.0631313131313</text:p>
              </table:table-cell>
              <table:table-cell office:value-type="float" office:value="0.0112790223343629">
                <text:p>0.011279022334362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0606060606061">
                <text:p>0.0606060606061</text:p>
              </table:table-cell>
              <table:table-cell office:value-type="float" office:value="0.0606060606061">
                <text:p>0.0606060606061</text:p>
              </table:table-cell>
              <table:table-cell office:value-type="float" office:value="0.0112790223343629">
                <text:p>0.0112790223343629</text:p>
              </table:table-cell>
            </table:table-row>
            <table:table-row>
              <table:table-cell office:value-type="float" office:value="53">
                <text:p>50</text:p>
              </table:table-cell>
              <table:table-cell office:value-type="float" office:value="0.0479797979798">
                <text:p>0.0479797979798</text:p>
              </table:table-cell>
              <table:table-cell office:value-type="float" office:value="0.0479797979798">
                <text:p>0.0479797979798</text:p>
              </table:table-cell>
              <table:table-cell office:value-type="float" office:value="0.0112790223343629">
                <text:p>0.0112790223343629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00751934822289529">
                <text:p>0.00751934822289529</text:p>
              </table:table-cell>
            </table:table-row>
            <table:table-row>
              <table:table-cell office:value-type="float" office:value="69">
                <text:p>70</text:p>
              </table:table-cell>
              <table:table-cell office:value-type="float" office:value="0.040404040404">
                <text:p>0.040404040404</text:p>
              </table:table-cell>
              <table:table-cell office:value-type="float" office:value="0.040404040404">
                <text:p>0.040404040404</text:p>
              </table:table-cell>
              <table:table-cell office:value-type="float" office:value="0.00751934822289529">
                <text:p>0.00751934822289529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0681818181818">
                <text:p>0.0681818181818</text:p>
              </table:table-cell>
              <table:table-cell office:value-type="float" office:value="0.00657942969503836">
                <text:p>0.00657942969503836</text:p>
              </table:table-cell>
            </table:table-row>
            <table:table-row>
              <table:table-cell office:value-type="float" office:value="82">
                <text:p>80</text:p>
              </table:table-cell>
              <table:table-cell office:value-type="float" office:value="0.0555555555556">
                <text:p>0.0555555555556</text:p>
              </table:table-cell>
              <table:table-cell office:value-type="float" office:value="0.0555555555556">
                <text:p>0.0555555555556</text:p>
              </table:table-cell>
              <table:table-cell office:value-type="float" office:value="0.00563951116717147">
                <text:p>0.00563951116717147</text:p>
              </table:table-cell>
            </table:table-row>
            <table:table-row>
              <table:table-cell office:value-type="float" office:value="59">
                <text:p>60</text:p>
              </table:table-cell>
              <table:table-cell office:value-type="float" office:value="0.040404040404">
                <text:p>0.040404040404</text:p>
              </table:table-cell>
              <table:table-cell office:value-type="float" office:value="0.040404040404">
                <text:p>0.040404040404</text:p>
              </table:table-cell>
              <table:table-cell office:value-type="float" office:value="0.00563951116717147">
                <text:p>0.00563951116717147</text:p>
              </table:table-cell>
            </table:table-row>
            <table:table-row>
              <table:table-cell office:value-type="float" office:value="47">
                <text:p>50</text:p>
              </table:table-cell>
              <table:table-cell office:value-type="float" office:value="0.00757575757576">
                <text:p>0.00757575757576</text:p>
              </table:table-cell>
              <table:table-cell office:value-type="float" office:value="0.00757575757576">
                <text:p>0.00757575757576</text:p>
              </table:table-cell>
              <table:table-cell office:value-type="float" office:value="0.00563951116717147">
                <text:p>0.00563951116717147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0.0707070707071">
                <text:p>0.0707070707071</text:p>
              </table:table-cell>
              <table:table-cell office:value-type="float" office:value="0.0707070707071">
                <text:p>0.0707070707071</text:p>
              </table:table-cell>
              <table:table-cell office:value-type="float" office:value="0.00469959263931454">
                <text:p>0.00469959263931454</text:p>
              </table:table-cell>
            </table:table-row>
            <table:table-row>
              <table:table-cell office:value-type="float" office:value="43">
                <text:p>40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0469959263931454">
                <text:p>0.00469959263931454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0.0707070707071">
                <text:p>0.0707070707071</text:p>
              </table:table-cell>
              <table:table-cell office:value-type="float" office:value="0.0707070707071">
                <text:p>0.0707070707071</text:p>
              </table:table-cell>
              <table:table-cell office:value-type="float" office:value="0.00375967411144764">
                <text:p>0.00375967411144764</text:p>
              </table:table-cell>
            </table:table-row>
            <table:table-row>
              <table:table-cell office:value-type="float" office:value="28">
                <text:p>30</text:p>
              </table:table-cell>
              <table:table-cell office:value-type="float" office:value="0.0606060606061">
                <text:p>0.0606060606061</text:p>
              </table:table-cell>
              <table:table-cell office:value-type="float" office:value="0.0606060606061">
                <text:p>0.0606060606061</text:p>
              </table:table-cell>
              <table:table-cell office:value-type="float" office:value="0.00375967411144764">
                <text:p>0.00375967411144764</text:p>
              </table:table-cell>
            </table:table-row>
            <table:table-row>
              <table:table-cell office:value-type="float" office:value="96">
                <text:p>100</text:p>
              </table:table-cell>
              <table:table-cell office:value-type="float" office:value="0.0606060606061">
                <text:p>0.0606060606061</text:p>
              </table:table-cell>
              <table:table-cell office:value-type="float" office:value="0.0606060606061">
                <text:p>0.0606060606061</text:p>
              </table:table-cell>
              <table:table-cell office:value-type="float" office:value="0.00375967411144764">
                <text:p>0.00375967411144764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0375967411144764">
                <text:p>0.00375967411144764</text:p>
              </table:table-cell>
            </table:table-row>
            <table:table-row>
              <table:table-cell office:value-type="float" office:value="62">
                <text:p>60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0375967411144764">
                <text:p>0.00375967411144764</text:p>
              </table:table-cell>
            </table:table-row>
            <table:table-row>
              <table:table-cell office:value-type="float" office:value="91">
                <text:p>90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30303030303">
                <text:p>0.030303030303</text:p>
              </table:table-cell>
              <table:table-cell office:value-type="float" office:value="0.00375967411144764">
                <text:p>0.00375967411144764</text:p>
              </table:table-cell>
            </table:table-row>
            <table:table-row>
              <table:table-cell office:value-type="float" office:value="27">
                <text:p>30</text:p>
              </table:table-cell>
              <table:table-cell office:value-type="float" office:value="0.040404040404">
                <text:p>0.040404040404</text:p>
              </table:table-cell>
              <table:table-cell office:value-type="float" office:value="0.040404040404">
                <text:p>0.040404040404</text:p>
              </table:table-cell>
              <table:table-cell office:value-type="float" office:value="0.00281975558359071">
                <text:p>0.0028197555835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45074586854429">
                <text:p>0.145074586854429</text:p>
              </table:table-cell>
              <table:table-cell office:value-type="float" office:value="0.229227338318242">
                <text:p>0.229227338318242</text:p>
              </table:table-cell>
              <table:table-cell office:value-type="float" office:value="0.130306886817264">
                <text:p>0.13030688681726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156385281385">
                <text:p>0.156385281385</text:p>
              </table:table-cell>
              <table:table-cell office:value-type="float" office:value="0.217171717172">
                <text:p>0.217171717172</text:p>
              </table:table-cell>
              <table:table-cell office:value-type="float" office:value="0.0808329933961343">
                <text:p>0.08083299339613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00757575757576">
                <text:p>0.00757575757576</text:p>
              </table:table-cell>
              <table:table-cell office:value-type="float" office:value="0.00757575757576">
                <text:p>0.00757575757576</text:p>
              </table:table-cell>
              <table:table-cell office:value-type="float" office:value="0.00281975558359071">
                <text:p>0.0028197555835907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311147186147">
                <text:p>0.311147186147</text:p>
              </table:table-cell>
              <table:table-cell office:value-type="float" office:value="0.709595959596">
                <text:p>0.709595959596</text:p>
              </table:table-cell>
              <table:table-cell office:value-type="float" office:value="1.0000733136495">
                <text:p>1.000073313649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ResultSetID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8">
                <text:p>40</text:p>
              </table:table-cell>
              <table:table-cell office:value-type="float" office:value="0.123394660895">
                <text:p>0.123394660895</text:p>
              </table:table-cell>
              <table:table-cell office:value-type="float" office:value="0.709595959596">
                <text:p>0.709595959596</text:p>
              </table:table-cell>
              <table:table-cell office:value-type="float" office:value="1.0000733136495">
                <text:p>1.0000733136495</text:p>
              </table:table-cell>
            </table:table-row>
            <table:table-row>
              <table:table-cell office:value-type="float" office:value="36">
                <text:p>40</text:p>
              </table:table-cell>
              <table:table-cell office:value-type="float" office:value="0.124473758565">
                <text:p>0.124473758565</text:p>
              </table:table-cell>
              <table:table-cell office:value-type="float" office:value="0.591666666667">
                <text:p>0.591666666667</text:p>
              </table:table-cell>
              <table:table-cell office:value-type="float" office:value="0.719977592342333">
                <text:p>0.719977592342333</text:p>
              </table:table-cell>
            </table:table-row>
            <table:table-row>
              <table:table-cell office:value-type="float" office:value="39">
                <text:p>40</text:p>
              </table:table-cell>
              <table:table-cell office:value-type="float" office:value="0.0763850627487">
                <text:p>0.0763850627487</text:p>
              </table:table-cell>
              <table:table-cell office:value-type="float" office:value="0.477272727273">
                <text:p>0.477272727273</text:p>
              </table:table-cell>
              <table:table-cell office:value-type="float" office:value="0.621286146916409">
                <text:p>0.6212861469164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6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